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2079in" svg:y="3.0933in">
            <draw:object draw:notify-on-update-of-ranges="Sheet1.B1:Sheet1.B1 Sheet1.B2:Sheet1.B6 Sheet1.C1:Sheet1.C1 Sheet1.C2:Sheet1.C6 Sheet1.D1:Sheet1.D1 Sheet1.D2:Sheet1.D6 Sheet1.E1:Sheet1.E1 Sheet1.E2:Sheet1.E6 Sheet1.F1:Sheet1.F1 Sheet1.F2:Sheet1.F6 Sheet1.G1:Sheet1.G1 Sheet1.G2:Sheet1.G6 Sheet1.H1:Sheet1.H1 Sheet1.H2:Sheet1.H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<text:s/>AGGREGATE</text:p>
          </table:table-cell>
          <table:table-cell table:style-name="ce1" office:value-type="string" calcext:value-type="string">
            <text:p>MPI_SIZE</text:p>
          </table:table-cell>
          <table:table-cell table:style-name="ce1" office:value-type="string" calcext:value-type="string">
            <text:p><text:s/>SOS_init</text:p>
          </table:table-cell>
          <table:table-cell table:style-name="ce1" office:value-type="string" calcext:value-type="string">
            <text:p><text:s/>SOS_pack's</text:p>
          </table:table-cell>
          <table:table-cell table:style-name="ce1" office:value-type="string" calcext:value-type="string">
            <text:p><text:s/>SOS_announce</text:p>
          </table:table-cell>
          <table:table-cell table:style-name="ce1" office:value-type="string" calcext:value-type="string">
            <text:p><text:s/>SOS_publish</text:p>
          </table:table-cell>
          <table:table-cell table:style-name="ce1" office:value-type="string" calcext:value-type="string">
            <text:p><text:s/>TOTAL_in_app</text:p>
          </table:table-cell>
          <table:table-cell table:style-name="ce1" office:value-type="string" calcext:value-type="string">
            <text:p><text:s/>NON_SOS_in_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" calcext:value-type="float">
            <text:p>4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329705" calcext:value-type="float">
            <text:p>0.329705</text:p>
          </table:table-cell>
          <table:table-cell office:value-type="float" office:value="1.855155" calcext:value-type="float">
            <text:p>1.855155</text:p>
          </table:table-cell>
          <table:table-cell office:value-type="float" office:value="3.198914" calcext:value-type="float">
            <text:p>3.198914</text:p>
          </table:table-cell>
          <table:table-cell office:value-type="float" office:value="1.012257" calcext:value-type="float">
            <text:p>1.012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" calcext:value-type="float">
            <text:p>8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595972" calcext:value-type="float">
            <text:p>0.595972</text:p>
          </table:table-cell>
          <table:table-cell office:value-type="float" office:value="3.533413" calcext:value-type="float">
            <text:p>3.533413</text:p>
          </table:table-cell>
          <table:table-cell office:value-type="float" office:value="5.158999" calcext:value-type="float">
            <text:p>5.158999</text:p>
          </table:table-cell>
          <table:table-cell office:value-type="float" office:value="1.027742" calcext:value-type="float">
            <text:p>1.027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" calcext:value-type="float">
            <text:p>12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994617" calcext:value-type="float">
            <text:p>0.994617</text:p>
          </table:table-cell>
          <table:table-cell office:value-type="float" office:value="5.240863" calcext:value-type="float">
            <text:p>5.240863</text:p>
          </table:table-cell>
          <table:table-cell office:value-type="float" office:value="7.27538" calcext:value-type="float">
            <text:p>7.27538</text:p>
          </table:table-cell>
          <table:table-cell office:value-type="float" office:value="1.037022" calcext:value-type="float">
            <text:p>1.037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" calcext:value-type="float">
            <text:p>16</text:p>
          </table:table-cell>
          <table:table-cell office:value-type="float" office:value="2.014448" calcext:value-type="float">
            <text:p>2.01444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492764" calcext:value-type="float">
            <text:p>1.492764</text:p>
          </table:table-cell>
          <table:table-cell office:value-type="float" office:value="4.572158" calcext:value-type="float">
            <text:p>4.572158</text:p>
          </table:table-cell>
          <table:table-cell office:value-type="float" office:value="9.134342" calcext:value-type="float">
            <text:p>9.134342</text:p>
          </table:table-cell>
          <table:table-cell office:value-type="float" office:value="1.054943" calcext:value-type="float">
            <text:p>1.054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" calcext:value-type="float">
            <text:p>20</text:p>
          </table:table-cell>
          <table:table-cell office:value-type="float" office:value="2.060488" calcext:value-type="float">
            <text:p>2.06048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3.024799" calcext:value-type="float">
            <text:p>3.024799</text:p>
          </table:table-cell>
          <table:table-cell office:value-type="float" office:value="4.510733" calcext:value-type="float">
            <text:p>4.510733</text:p>
          </table:table-cell>
          <table:table-cell office:value-type="float" office:value="10.648805" calcext:value-type="float">
            <text:p>10.648805</text:p>
          </table:table-cell>
          <table:table-cell office:value-type="float" office:value="1.052757" calcext:value-type="float">
            <text:p>1.05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585664" calcext:value-type="float">
            <text:p>0.585664</text:p>
          </table:table-cell>
          <table:table-cell office:value-type="float" office:value="2.904333" calcext:value-type="float">
            <text:p>2.904333</text:p>
          </table:table-cell>
          <table:table-cell office:value-type="float" office:value="4.504146" calcext:value-type="float">
            <text:p>4.504146</text:p>
          </table:table-cell>
          <table:table-cell office:value-type="float" office:value="1.012429" calcext:value-type="float">
            <text:p>1.01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997686" calcext:value-type="float">
            <text:p>0.997686</text:p>
          </table:table-cell>
          <table:table-cell office:value-type="float" office:value="5.528291" calcext:value-type="float">
            <text:p>5.528291</text:p>
          </table:table-cell>
          <table:table-cell office:value-type="float" office:value="7.557608" calcext:value-type="float">
            <text:p>7.557608</text:p>
          </table:table-cell>
          <table:table-cell office:value-type="float" office:value="1.031211" calcext:value-type="float">
            <text:p>1.03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930315" calcext:value-type="float">
            <text:p>1.930315</text:p>
          </table:table-cell>
          <table:table-cell office:value-type="float" office:value="8.090692" calcext:value-type="float">
            <text:p>8.090692</text:p>
          </table:table-cell>
          <table:table-cell office:value-type="float" office:value="11.060373" calcext:value-type="float">
            <text:p>11.060373</text:p>
          </table:table-cell>
          <table:table-cell office:value-type="float" office:value="1.04424" calcext:value-type="float">
            <text:p>1.04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6" calcext:value-type="float">
            <text:p>16</text:p>
          </table:table-cell>
          <table:table-cell office:value-type="float" office:value="10.844496" calcext:value-type="float">
            <text:p>10.84449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10.843232" calcext:value-type="float">
            <text:p>10.843232</text:p>
          </table:table-cell>
          <table:table-cell office:value-type="float" office:value="8.790943" calcext:value-type="float">
            <text:p>8.790943</text:p>
          </table:table-cell>
          <table:table-cell office:value-type="float" office:value="15.178699" calcext:value-type="float">
            <text:p>15.178699</text:p>
          </table:table-cell>
          <table:table-cell office:value-type="float" office:value="1.066422" calcext:value-type="float">
            <text:p>1.066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" calcext:value-type="float">
            <text:p>20</text:p>
          </table:table-cell>
          <table:table-cell office:value-type="float" office:value="10.322484" calcext:value-type="float">
            <text:p>10.322484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0.803663" calcext:value-type="float">
            <text:p>10.803663</text:p>
          </table:table-cell>
          <table:table-cell office:value-type="float" office:value="8.264299" calcext:value-type="float">
            <text:p>8.264299</text:p>
          </table:table-cell>
          <table:table-cell office:value-type="float" office:value="17.898484" calcext:value-type="float">
            <text:p>17.898484</text:p>
          </table:table-cell>
          <table:table-cell office:value-type="float" office:value="1.067678" calcext:value-type="float">
            <text:p>1.067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" calcext:value-type="float">
            <text:p>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115876" calcext:value-type="float">
            <text:p>0.115876</text:p>
          </table:table-cell>
          <table:table-cell office:value-type="float" office:value="0.923975" calcext:value-type="float">
            <text:p>0.923975</text:p>
          </table:table-cell>
          <table:table-cell office:value-type="float" office:value="2.053863" calcext:value-type="float">
            <text:p>2.053863</text:p>
          </table:table-cell>
          <table:table-cell office:value-type="float" office:value="1.012029" calcext:value-type="float">
            <text:p>1.01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8" calcext:value-type="float">
            <text:p>8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168981" calcext:value-type="float">
            <text:p>0.168981</text:p>
          </table:table-cell>
          <table:table-cell office:value-type="float" office:value="1.528354" calcext:value-type="float">
            <text:p>1.528354</text:p>
          </table:table-cell>
          <table:table-cell office:value-type="float" office:value="2.726348" calcext:value-type="float">
            <text:p>2.726348</text:p>
          </table:table-cell>
          <table:table-cell office:value-type="float" office:value="1.023175" calcext:value-type="float">
            <text:p>1.02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2" calcext:value-type="float">
            <text:p>12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115702" calcext:value-type="float">
            <text:p>0.115702</text:p>
          </table:table-cell>
          <table:table-cell office:value-type="float" office:value="2.530623" calcext:value-type="float">
            <text:p>2.530623</text:p>
          </table:table-cell>
          <table:table-cell office:value-type="float" office:value="3.681725" calcext:value-type="float">
            <text:p>3.681725</text:p>
          </table:table-cell>
          <table:table-cell office:value-type="float" office:value="1.032259" calcext:value-type="float">
            <text:p>1.03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108616" calcext:value-type="float">
            <text:p>0.108616</text:p>
          </table:table-cell>
          <table:table-cell office:value-type="float" office:value="1.025426" calcext:value-type="float">
            <text:p>1.025426</text:p>
          </table:table-cell>
          <table:table-cell office:value-type="float" office:value="3.604017" calcext:value-type="float">
            <text:p>3.604017</text:p>
          </table:table-cell>
          <table:table-cell office:value-type="float" office:value="1.042573" calcext:value-type="float">
            <text:p>1.04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" calcext:value-type="float">
            <text:p>20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113743" calcext:value-type="float">
            <text:p>0.113743</text:p>
          </table:table-cell>
          <table:table-cell office:value-type="float" office:value="1.368034" calcext:value-type="float">
            <text:p>1.368034</text:p>
          </table:table-cell>
          <table:table-cell office:value-type="float" office:value="3.638772" calcext:value-type="float">
            <text:p>3.638772</text:p>
          </table:table-cell>
          <table:table-cell office:value-type="float" office:value="1.041095" calcext:value-type="float">
            <text:p>1.04109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0.7787in" svg:height="3.3988in" svg:x="1.3in" svg:y="9.987in">
            <draw:object draw:notify-on-update-of-ranges="Sheet2.B69:Sheet2.B69 Sheet2.B70:Sheet2.B101 Sheet2.C69:Sheet2.C69 Sheet2.C70:Sheet2.C101 Sheet2.D69:Sheet2.D69 Sheet2.D70:Sheet2.D101 Sheet2.E69:Sheet2.E69 Sheet2.E70:Sheet2.E101 Sheet2.F69:Sheet2.F69 Sheet2.F70:Sheet2.F101 Sheet2.G69:Sheet2.G69 Sheet2.G70:Sheet2.G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988in" svg:height="3.7571in" svg:x="1.213in" svg:y="6.0417in">
            <draw:object draw:notify-on-update-of-ranges="Sheet2.B35:Sheet2.B35 Sheet2.B36:Sheet2.B67 Sheet2.C35:Sheet2.C35 Sheet2.C36:Sheet2.C67 Sheet2.D35:Sheet2.D35 Sheet2.D36:Sheet2.D67 Sheet2.E35:Sheet2.E35 Sheet2.E36:Sheet2.E67 Sheet2.F35:Sheet2.F35 Sheet2.F36:Sheet2.F67 Sheet2.G35:Sheet2.G35 Sheet2.G36:Sheet2.G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764in" svg:height="3.8693in" svg:x="1.0941in" svg:y="1.6626in">
            <draw:object draw:notify-on-update-of-ranges="Sheet2.B1:Sheet2.B1 Sheet2.B2:Sheet2.B33 Sheet2.C1:Sheet2.C1 Sheet2.C2:Sheet2.C33 Sheet2.D1:Sheet2.D1 Sheet2.D2:Sheet2.D33 Sheet2.E1:Sheet2.E1 Sheet2.E2:Sheet2.E33 Sheet2.F1:Sheet2.F1 Sheet2.F2:Sheet2.F33 Sheet2.G1:Sheet2.G1 Sheet2.G2:Sheet2.G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<text:s/>AGGREG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<text:s/>SOS_init</text:p>
          </table:table-cell>
          <table:table-cell table:style-name="ce1" office:value-type="string" calcext:value-type="string">
            <text:p><text:s/>SOS_pack's</text:p>
          </table:table-cell>
          <table:table-cell table:style-name="ce1" office:value-type="string" calcext:value-type="string">
            <text:p><text:s/>SOS_announce</text:p>
          </table:table-cell>
          <table:table-cell table:style-name="ce1" office:value-type="string" calcext:value-type="string">
            <text:p><text:s/>SOS_publish</text:p>
          </table:table-cell>
          <table:table-cell office:value-type="string" calcext:value-type="string">
            <text:p>TOTAL_sos</text:p>
          </table:table-cell>
          <table:table-cell table:style-name="ce1" office:value-type="string" calcext:value-type="string">
            <text:p><text:s/>TOTAL_in_app</text:p>
          </table:table-cell>
          <table:table-cell table:style-name="ce1" office:value-type="string" calcext:value-type="string">
            <text:p><text:s/>NON_SOS_in_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" calcext:value-type="float">
            <text:p>2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295026" calcext:value-type="float">
            <text:p>0.295026</text:p>
          </table:table-cell>
          <table:table-cell office:value-type="float" office:value="0.785699" calcext:value-type="float">
            <text:p>0.785699</text:p>
          </table:table-cell>
          <table:table-cell table:formula="of:=[.C2]+[.D2]+[.E2]+[.F2]" office:value-type="float" office:value="1.082275" calcext:value-type="float">
            <text:p>1.082275</text:p>
          </table:table-cell>
          <table:table-cell office:value-type="float" office:value="2.097768" calcext:value-type="float">
            <text:p>2.097768</text:p>
          </table:table-cell>
          <table:table-cell office:value-type="float" office:value="1.015492" calcext:value-type="float">
            <text:p>1.015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" calcext:value-type="float">
            <text:p>4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85763" calcext:value-type="float">
            <text:p>0.385763</text:p>
          </table:table-cell>
          <table:table-cell office:value-type="float" office:value="1.814256" calcext:value-type="float">
            <text:p>1.814256</text:p>
          </table:table-cell>
          <table:table-cell table:formula="of:=[.C3]+[.D3]+[.E3]+[.F3]" office:value-type="float" office:value="2.200795" calcext:value-type="float">
            <text:p>2.200795</text:p>
          </table:table-cell>
          <table:table-cell office:value-type="float" office:value="3.215811" calcext:value-type="float">
            <text:p>3.215811</text:p>
          </table:table-cell>
          <table:table-cell office:value-type="float" office:value="1.015015" calcext:value-type="float">
            <text:p>1.01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" calcext:value-type="float">
            <text:p>6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98603" calcext:value-type="float">
            <text:p>0.498603</text:p>
          </table:table-cell>
          <table:table-cell office:value-type="float" office:value="2.840906" calcext:value-type="float">
            <text:p>2.840906</text:p>
          </table:table-cell>
          <table:table-cell table:formula="of:=[.C4]+[.D4]+[.E4]+[.F4]" office:value-type="float" office:value="3.340423" calcext:value-type="float">
            <text:p>3.340423</text:p>
          </table:table-cell>
          <table:table-cell office:value-type="float" office:value="4.357202" calcext:value-type="float">
            <text:p>4.357202</text:p>
          </table:table-cell>
          <table:table-cell office:value-type="float" office:value="1.01678" calcext:value-type="float">
            <text:p>1.0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" calcext:value-type="float">
            <text:p>8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3.540887" calcext:value-type="float">
            <text:p>3.540887</text:p>
          </table:table-cell>
          <table:table-cell table:formula="of:=[.C5]+[.D5]+[.E5]+[.F5]" office:value-type="float" office:value="4.237376" calcext:value-type="float">
            <text:p>4.237376</text:p>
          </table:table-cell>
          <table:table-cell office:value-type="float" office:value="5.263589" calcext:value-type="float">
            <text:p>5.263589</text:p>
          </table:table-cell>
          <table:table-cell office:value-type="float" office:value="1.026213" calcext:value-type="float">
            <text:p>1.026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" calcext:value-type="float">
            <text:p>10</text:p>
          </table:table-cell>
          <table:table-cell office:value-type="float" office:value="0.012355" calcext:value-type="float">
            <text:p>0.01235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850243" calcext:value-type="float">
            <text:p>0.850243</text:p>
          </table:table-cell>
          <table:table-cell office:value-type="float" office:value="4.417592" calcext:value-type="float">
            <text:p>4.417592</text:p>
          </table:table-cell>
          <table:table-cell table:formula="of:=[.C6]+[.D6]+[.E6]+[.F6]" office:value-type="float" office:value="5.280217" calcext:value-type="float">
            <text:p>5.280217</text:p>
          </table:table-cell>
          <table:table-cell office:value-type="float" office:value="6.30599" calcext:value-type="float">
            <text:p>6.30599</text:p>
          </table:table-cell>
          <table:table-cell office:value-type="float" office:value="1.025774" calcext:value-type="float">
            <text:p>1.025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" calcext:value-type="float">
            <text:p>12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931358" calcext:value-type="float">
            <text:p>0.931358</text:p>
          </table:table-cell>
          <table:table-cell office:value-type="float" office:value="5.499354" calcext:value-type="float">
            <text:p>5.499354</text:p>
          </table:table-cell>
          <table:table-cell table:formula="of:=[.C7]+[.D7]+[.E7]+[.F7]" office:value-type="float" office:value="6.433288" calcext:value-type="float">
            <text:p>6.433288</text:p>
          </table:table-cell>
          <table:table-cell office:value-type="float" office:value="7.461895" calcext:value-type="float">
            <text:p>7.461895</text:p>
          </table:table-cell>
          <table:table-cell office:value-type="float" office:value="1.028607" calcext:value-type="float">
            <text:p>1.028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" calcext:value-type="float">
            <text:p>14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.487437" calcext:value-type="float">
            <text:p>2.487437</text:p>
          </table:table-cell>
          <table:table-cell office:value-type="float" office:value="4.8717" calcext:value-type="float">
            <text:p>4.8717</text:p>
          </table:table-cell>
          <table:table-cell table:formula="of:=[.C8]+[.D8]+[.E8]+[.F8]" office:value-type="float" office:value="7.371312" calcext:value-type="float">
            <text:p>7.371312</text:p>
          </table:table-cell>
          <table:table-cell office:value-type="float" office:value="8.406052" calcext:value-type="float">
            <text:p>8.406052</text:p>
          </table:table-cell>
          <table:table-cell office:value-type="float" office:value="1.034741" calcext:value-type="float">
            <text:p>1.034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" calcext:value-type="float">
            <text:p>16</text:p>
          </table:table-cell>
          <table:table-cell office:value-type="float" office:value="0.020404" calcext:value-type="float">
            <text:p>0.0204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648977" calcext:value-type="float">
            <text:p>3.648977</text:p>
          </table:table-cell>
          <table:table-cell office:value-type="float" office:value="4.826144" calcext:value-type="float">
            <text:p>4.826144</text:p>
          </table:table-cell>
          <table:table-cell table:formula="of:=[.C9]+[.D9]+[.E9]+[.F9]" office:value-type="float" office:value="8.495555" calcext:value-type="float">
            <text:p>8.495555</text:p>
          </table:table-cell>
          <table:table-cell office:value-type="float" office:value="9.546596" calcext:value-type="float">
            <text:p>9.546596</text:p>
          </table:table-cell>
          <table:table-cell office:value-type="float" office:value="1.051041" calcext:value-type="float">
            <text:p>1.05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" calcext:value-type="float">
            <text:p>18</text:p>
          </table:table-cell>
          <table:table-cell office:value-type="float" office:value="0.606257" calcext:value-type="float">
            <text:p>0.60625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80868" calcext:value-type="float">
            <text:p>3.80868</text:p>
          </table:table-cell>
          <table:table-cell office:value-type="float" office:value="4.44943" calcext:value-type="float">
            <text:p>4.44943</text:p>
          </table:table-cell>
          <table:table-cell table:formula="of:=[.C10]+[.D10]+[.E10]+[.F10]" office:value-type="float" office:value="8.864389" calcext:value-type="float">
            <text:p>8.864389</text:p>
          </table:table-cell>
          <table:table-cell office:value-type="float" office:value="9.921329" calcext:value-type="float">
            <text:p>9.921329</text:p>
          </table:table-cell>
          <table:table-cell office:value-type="float" office:value="1.05694" calcext:value-type="float">
            <text:p>1.0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" calcext:value-type="float">
            <text:p>20</text:p>
          </table:table-cell>
          <table:table-cell office:value-type="float" office:value="2.143302" calcext:value-type="float">
            <text:p>2.14330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19922" calcext:value-type="float">
            <text:p>3.19922</text:p>
          </table:table-cell>
          <table:table-cell office:value-type="float" office:value="4.926804" calcext:value-type="float">
            <text:p>4.926804</text:p>
          </table:table-cell>
          <table:table-cell table:formula="of:=[.C11]+[.D11]+[.E11]+[.F11]" office:value-type="float" office:value="10.269349" calcext:value-type="float">
            <text:p>10.269349</text:p>
          </table:table-cell>
          <table:table-cell office:value-type="float" office:value="11.345921" calcext:value-type="float">
            <text:p>11.345921</text:p>
          </table:table-cell>
          <table:table-cell office:value-type="float" office:value="1.076571" calcext:value-type="float">
            <text:p>1.076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" calcext:value-type="float">
            <text:p>22</text:p>
          </table:table-cell>
          <table:table-cell office:value-type="float" office:value="2.288548" calcext:value-type="float">
            <text:p>2.288548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3.878706" calcext:value-type="float">
            <text:p>3.878706</text:p>
          </table:table-cell>
          <table:table-cell office:value-type="float" office:value="4.544393" calcext:value-type="float">
            <text:p>4.544393</text:p>
          </table:table-cell>
          <table:table-cell table:formula="of:=[.C12]+[.D12]+[.E12]+[.F12]" office:value-type="float" office:value="10.711679" calcext:value-type="float">
            <text:p>10.711679</text:p>
          </table:table-cell>
          <table:table-cell office:value-type="float" office:value="11.790802" calcext:value-type="float">
            <text:p>11.790802</text:p>
          </table:table-cell>
          <table:table-cell office:value-type="float" office:value="1.079123" calcext:value-type="float">
            <text:p>1.079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" calcext:value-type="float">
            <text:p>24</text:p>
          </table:table-cell>
          <table:table-cell office:value-type="float" office:value="4.417686" calcext:value-type="float">
            <text:p>4.41768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3.993801" calcext:value-type="float">
            <text:p>3.993801</text:p>
          </table:table-cell>
          <table:table-cell office:value-type="float" office:value="5.29745" calcext:value-type="float">
            <text:p>5.29745</text:p>
          </table:table-cell>
          <table:table-cell table:formula="of:=[.C13]+[.D13]+[.E13]+[.F13]" office:value-type="float" office:value="13.708959" calcext:value-type="float">
            <text:p>13.708959</text:p>
          </table:table-cell>
          <table:table-cell office:value-type="float" office:value="14.793896" calcext:value-type="float">
            <text:p>14.793896</text:p>
          </table:table-cell>
          <table:table-cell office:value-type="float" office:value="1.084938" calcext:value-type="float">
            <text:p>1.08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" calcext:value-type="float">
            <text:p>26</text:p>
          </table:table-cell>
          <table:table-cell office:value-type="float" office:value="6.122685" calcext:value-type="float">
            <text:p>6.12268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4.246384" calcext:value-type="float">
            <text:p>4.246384</text:p>
          </table:table-cell>
          <table:table-cell office:value-type="float" office:value="3.918522" calcext:value-type="float">
            <text:p>3.918522</text:p>
          </table:table-cell>
          <table:table-cell table:formula="of:=[.C14]+[.D14]+[.E14]+[.F14]" office:value-type="float" office:value="14.287612" calcext:value-type="float">
            <text:p>14.287612</text:p>
          </table:table-cell>
          <table:table-cell office:value-type="float" office:value="15.398946" calcext:value-type="float">
            <text:p>15.398946</text:p>
          </table:table-cell>
          <table:table-cell office:value-type="float" office:value="1.111334" calcext:value-type="float">
            <text:p>1.11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8" calcext:value-type="float">
            <text:p>28</text:p>
          </table:table-cell>
          <table:table-cell office:value-type="float" office:value="7.518584" calcext:value-type="float">
            <text:p>7.51858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4.541777" calcext:value-type="float">
            <text:p>4.541777</text:p>
          </table:table-cell>
          <table:table-cell office:value-type="float" office:value="6.372066" calcext:value-type="float">
            <text:p>6.372066</text:p>
          </table:table-cell>
          <table:table-cell table:formula="of:=[.C15]+[.D15]+[.E15]+[.F15]" office:value-type="float" office:value="18.432448" calcext:value-type="float">
            <text:p>18.432448</text:p>
          </table:table-cell>
          <table:table-cell office:value-type="float" office:value="19.554128" calcext:value-type="float">
            <text:p>19.554128</text:p>
          </table:table-cell>
          <table:table-cell office:value-type="float" office:value="1.12168" calcext:value-type="float">
            <text:p>1.12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0" calcext:value-type="float">
            <text:p>30</text:p>
          </table:table-cell>
          <table:table-cell office:value-type="float" office:value="8.134903" calcext:value-type="float">
            <text:p>8.13490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31145" calcext:value-type="float">
            <text:p>1.31145</text:p>
          </table:table-cell>
          <table:table-cell office:value-type="float" office:value="4.484733" calcext:value-type="float">
            <text:p>4.484733</text:p>
          </table:table-cell>
          <table:table-cell table:formula="of:=[.C16]+[.D16]+[.E16]+[.F16]" office:value-type="float" office:value="13.931107" calcext:value-type="float">
            <text:p>13.931107</text:p>
          </table:table-cell>
          <table:table-cell office:value-type="float" office:value="15.074937" calcext:value-type="float">
            <text:p>15.074937</text:p>
          </table:table-cell>
          <table:table-cell office:value-type="float" office:value="1.14383" calcext:value-type="float">
            <text:p>1.1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" calcext:value-type="float">
            <text:p>32</text:p>
          </table:table-cell>
          <table:table-cell office:value-type="float" office:value="8.205327" calcext:value-type="float">
            <text:p>8.20532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3.32195" calcext:value-type="float">
            <text:p>3.32195</text:p>
          </table:table-cell>
          <table:table-cell office:value-type="float" office:value="4.088888" calcext:value-type="float">
            <text:p>4.088888</text:p>
          </table:table-cell>
          <table:table-cell table:formula="of:=[.C17]+[.D17]+[.E17]+[.F17]" office:value-type="float" office:value="15.616186" calcext:value-type="float">
            <text:p>15.616186</text:p>
          </table:table-cell>
          <table:table-cell office:value-type="float" office:value="16.751571" calcext:value-type="float">
            <text:p>16.751571</text:p>
          </table:table-cell>
          <table:table-cell office:value-type="float" office:value="1.135386" calcext:value-type="float">
            <text:p>1.13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4" calcext:value-type="float">
            <text:p>34</text:p>
          </table:table-cell>
          <table:table-cell office:value-type="float" office:value="10.554937" calcext:value-type="float">
            <text:p>10.55493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499864" calcext:value-type="float">
            <text:p>1.499864</text:p>
          </table:table-cell>
          <table:table-cell office:value-type="float" office:value="4.290817" calcext:value-type="float">
            <text:p>4.290817</text:p>
          </table:table-cell>
          <table:table-cell table:formula="of:=[.C18]+[.D18]+[.E18]+[.F18]" office:value-type="float" office:value="16.345646" calcext:value-type="float">
            <text:p>16.345646</text:p>
          </table:table-cell>
          <table:table-cell office:value-type="float" office:value="17.506204" calcext:value-type="float">
            <text:p>17.506204</text:p>
          </table:table-cell>
          <table:table-cell office:value-type="float" office:value="1.160558" calcext:value-type="float">
            <text:p>1.16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" calcext:value-type="float">
            <text:p>36</text:p>
          </table:table-cell>
          <table:table-cell office:value-type="float" office:value="11.035198" calcext:value-type="float">
            <text:p>11.03519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593639" calcext:value-type="float">
            <text:p>1.593639</text:p>
          </table:table-cell>
          <table:table-cell office:value-type="float" office:value="4.504954" calcext:value-type="float">
            <text:p>4.504954</text:p>
          </table:table-cell>
          <table:table-cell table:formula="of:=[.C19]+[.D19]+[.E19]+[.F19]" office:value-type="float" office:value="17.133815" calcext:value-type="float">
            <text:p>17.133815</text:p>
          </table:table-cell>
          <table:table-cell office:value-type="float" office:value="18.296222" calcext:value-type="float">
            <text:p>18.296222</text:p>
          </table:table-cell>
          <table:table-cell office:value-type="float" office:value="1.162406" calcext:value-type="float">
            <text:p>1.162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8" calcext:value-type="float">
            <text:p>38</text:p>
          </table:table-cell>
          <table:table-cell office:value-type="float" office:value="11.622083" calcext:value-type="float">
            <text:p>11.62208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3.271255" calcext:value-type="float">
            <text:p>3.271255</text:p>
          </table:table-cell>
          <table:table-cell office:value-type="float" office:value="5.851195" calcext:value-type="float">
            <text:p>5.851195</text:p>
          </table:table-cell>
          <table:table-cell table:formula="of:=[.C20]+[.D20]+[.E20]+[.F20]" office:value-type="float" office:value="20.744556" calcext:value-type="float">
            <text:p>20.744556</text:p>
          </table:table-cell>
          <table:table-cell office:value-type="float" office:value="21.919659" calcext:value-type="float">
            <text:p>21.919659</text:p>
          </table:table-cell>
          <table:table-cell office:value-type="float" office:value="1.175104" calcext:value-type="float">
            <text:p>1.17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" calcext:value-type="float">
            <text:p>40</text:p>
          </table:table-cell>
          <table:table-cell office:value-type="float" office:value="12.587179" calcext:value-type="float">
            <text:p>12.58717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2.723298" calcext:value-type="float">
            <text:p>2.723298</text:p>
          </table:table-cell>
          <table:table-cell office:value-type="float" office:value="3.586092" calcext:value-type="float">
            <text:p>3.586092</text:p>
          </table:table-cell>
          <table:table-cell table:formula="of:=[.C21]+[.D21]+[.E21]+[.F21]" office:value-type="float" office:value="18.896592" calcext:value-type="float">
            <text:p>18.896592</text:p>
          </table:table-cell>
          <table:table-cell office:value-type="float" office:value="20.119232" calcext:value-type="float">
            <text:p>20.119232</text:p>
          </table:table-cell>
          <table:table-cell office:value-type="float" office:value="1.22264" calcext:value-type="float">
            <text:p>1.2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" calcext:value-type="float">
            <text:p>42</text:p>
          </table:table-cell>
          <table:table-cell office:value-type="float" office:value="14.860063" calcext:value-type="float">
            <text:p>14.86006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.375557" calcext:value-type="float">
            <text:p>2.375557</text:p>
          </table:table-cell>
          <table:table-cell office:value-type="float" office:value="4.62903" calcext:value-type="float">
            <text:p>4.62903</text:p>
          </table:table-cell>
          <table:table-cell table:formula="of:=[.C22]+[.D22]+[.E22]+[.F22]" office:value-type="float" office:value="21.864671" calcext:value-type="float">
            <text:p>21.864671</text:p>
          </table:table-cell>
          <table:table-cell office:value-type="float" office:value="23.039526" calcext:value-type="float">
            <text:p>23.039526</text:p>
          </table:table-cell>
          <table:table-cell office:value-type="float" office:value="1.174854" calcext:value-type="float">
            <text:p>1.17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4" calcext:value-type="float">
            <text:p>44</text:p>
          </table:table-cell>
          <table:table-cell office:value-type="float" office:value="14.347974" calcext:value-type="float">
            <text:p>14.34797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5.508273" calcext:value-type="float">
            <text:p>5.508273</text:p>
          </table:table-cell>
          <table:table-cell office:value-type="float" office:value="5.599824" calcext:value-type="float">
            <text:p>5.599824</text:p>
          </table:table-cell>
          <table:table-cell table:formula="of:=[.C23]+[.D23]+[.E23]+[.F23]" office:value-type="float" office:value="25.456095" calcext:value-type="float">
            <text:p>25.456095</text:p>
          </table:table-cell>
          <table:table-cell office:value-type="float" office:value="26.625601" calcext:value-type="float">
            <text:p>26.625601</text:p>
          </table:table-cell>
          <table:table-cell office:value-type="float" office:value="1.169506" calcext:value-type="float">
            <text:p>1.169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6" calcext:value-type="float">
            <text:p>46</text:p>
          </table:table-cell>
          <table:table-cell office:value-type="float" office:value="16.74129" calcext:value-type="float">
            <text:p>16.74129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7.624207" calcext:value-type="float">
            <text:p>7.624207</text:p>
          </table:table-cell>
          <table:table-cell office:value-type="float" office:value="5.685963" calcext:value-type="float">
            <text:p>5.685963</text:p>
          </table:table-cell>
          <table:table-cell table:formula="of:=[.C24]+[.D24]+[.E24]+[.F24]" office:value-type="float" office:value="30.051484" calcext:value-type="float">
            <text:p>30.051484</text:p>
          </table:table-cell>
          <table:table-cell office:value-type="float" office:value="31.279437" calcext:value-type="float">
            <text:p>31.279437</text:p>
          </table:table-cell>
          <table:table-cell office:value-type="float" office:value="1.227953" calcext:value-type="float">
            <text:p>1.22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8" calcext:value-type="float">
            <text:p>48</text:p>
          </table:table-cell>
          <table:table-cell office:value-type="float" office:value="16.385344" calcext:value-type="float">
            <text:p>16.38534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8.462176" calcext:value-type="float">
            <text:p>8.462176</text:p>
          </table:table-cell>
          <table:table-cell office:value-type="float" office:value="5.753002" calcext:value-type="float">
            <text:p>5.753002</text:p>
          </table:table-cell>
          <table:table-cell table:formula="of:=[.C25]+[.D25]+[.E25]+[.F25]" office:value-type="float" office:value="30.600544" calcext:value-type="float">
            <text:p>30.600544</text:p>
          </table:table-cell>
          <table:table-cell office:value-type="float" office:value="32.069312" calcext:value-type="float">
            <text:p>32.069312</text:p>
          </table:table-cell>
          <table:table-cell office:value-type="float" office:value="1.468768" calcext:value-type="float">
            <text:p>1.46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0" calcext:value-type="float">
            <text:p>50</text:p>
          </table:table-cell>
          <table:table-cell office:value-type="float" office:value="21.210168" calcext:value-type="float">
            <text:p>21.21016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.929481" calcext:value-type="float">
            <text:p>2.929481</text:p>
          </table:table-cell>
          <table:table-cell office:value-type="float" office:value="3.573752" calcext:value-type="float">
            <text:p>3.573752</text:p>
          </table:table-cell>
          <table:table-cell table:formula="of:=[.C26]+[.D26]+[.E26]+[.F26]" office:value-type="float" office:value="27.713467" calcext:value-type="float">
            <text:p>27.713467</text:p>
          </table:table-cell>
          <table:table-cell office:value-type="float" office:value="28.946546" calcext:value-type="float">
            <text:p>28.946546</text:p>
          </table:table-cell>
          <table:table-cell office:value-type="float" office:value="1.23308" calcext:value-type="float">
            <text:p>1.23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" calcext:value-type="float">
            <text:p>52</text:p>
          </table:table-cell>
          <table:table-cell office:value-type="float" office:value="18.719285" calcext:value-type="float">
            <text:p>18.71928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2.776154" calcext:value-type="float">
            <text:p>2.776154</text:p>
          </table:table-cell>
          <table:table-cell office:value-type="float" office:value="4.908992" calcext:value-type="float">
            <text:p>4.908992</text:p>
          </table:table-cell>
          <table:table-cell table:formula="of:=[.C27]+[.D27]+[.E27]+[.F27]" office:value-type="float" office:value="26.404455" calcext:value-type="float">
            <text:p>26.404455</text:p>
          </table:table-cell>
          <table:table-cell office:value-type="float" office:value="27.670658" calcext:value-type="float">
            <text:p>27.670658</text:p>
          </table:table-cell>
          <table:table-cell office:value-type="float" office:value="1.266202" calcext:value-type="float">
            <text:p>1.266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" calcext:value-type="float">
            <text:p>54</text:p>
          </table:table-cell>
          <table:table-cell office:value-type="float" office:value="21.559482" calcext:value-type="float">
            <text:p>21.55948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3.616772" calcext:value-type="float">
            <text:p>3.616772</text:p>
          </table:table-cell>
          <table:table-cell office:value-type="float" office:value="4.46292" calcext:value-type="float">
            <text:p>4.46292</text:p>
          </table:table-cell>
          <table:table-cell table:formula="of:=[.C28]+[.D28]+[.E28]+[.F28]" office:value-type="float" office:value="29.639218" calcext:value-type="float">
            <text:p>29.639218</text:p>
          </table:table-cell>
          <table:table-cell office:value-type="float" office:value="30.961071" calcext:value-type="float">
            <text:p>30.961071</text:p>
          </table:table-cell>
          <table:table-cell office:value-type="float" office:value="1.321854" calcext:value-type="float">
            <text:p>1.321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" calcext:value-type="float">
            <text:p>56</text:p>
          </table:table-cell>
          <table:table-cell office:value-type="float" office:value="29.038866" calcext:value-type="float">
            <text:p>29.03886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4.737872" calcext:value-type="float">
            <text:p>4.737872</text:p>
          </table:table-cell>
          <table:table-cell office:value-type="float" office:value="5.22371" calcext:value-type="float">
            <text:p>5.22371</text:p>
          </table:table-cell>
          <table:table-cell table:formula="of:=[.C29]+[.D29]+[.E29]+[.F29]" office:value-type="float" office:value="39.000561" calcext:value-type="float">
            <text:p>39.000561</text:p>
          </table:table-cell>
          <table:table-cell office:value-type="float" office:value="40.24622" calcext:value-type="float">
            <text:p>40.24622</text:p>
          </table:table-cell>
          <table:table-cell office:value-type="float" office:value="1.24566" calcext:value-type="float">
            <text:p>1.24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" calcext:value-type="float">
            <text:p>58</text:p>
          </table:table-cell>
          <table:table-cell office:value-type="float" office:value="24.469605" calcext:value-type="float">
            <text:p>24.46960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3.904973" calcext:value-type="float">
            <text:p>3.904973</text:p>
          </table:table-cell>
          <table:table-cell office:value-type="float" office:value="4.70728" calcext:value-type="float">
            <text:p>4.70728</text:p>
          </table:table-cell>
          <table:table-cell table:formula="of:=[.C30]+[.D30]+[.E30]+[.F30]" office:value-type="float" office:value="33.081884" calcext:value-type="float">
            <text:p>33.081884</text:p>
          </table:table-cell>
          <table:table-cell office:value-type="float" office:value="34.337904" calcext:value-type="float">
            <text:p>34.337904</text:p>
          </table:table-cell>
          <table:table-cell office:value-type="float" office:value="1.25602" calcext:value-type="float">
            <text:p>1.25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" calcext:value-type="float">
            <text:p>60</text:p>
          </table:table-cell>
          <table:table-cell office:value-type="float" office:value="27.965238" calcext:value-type="float">
            <text:p>27.96523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2.448911" calcext:value-type="float">
            <text:p>2.448911</text:p>
          </table:table-cell>
          <table:table-cell office:value-type="float" office:value="4.520204" calcext:value-type="float">
            <text:p>4.520204</text:p>
          </table:table-cell>
          <table:table-cell table:formula="of:=[.C31]+[.D31]+[.E31]+[.F31]" office:value-type="float" office:value="34.934375" calcext:value-type="float">
            <text:p>34.934375</text:p>
          </table:table-cell>
          <table:table-cell office:value-type="float" office:value="36.250533" calcext:value-type="float">
            <text:p>36.250533</text:p>
          </table:table-cell>
          <table:table-cell office:value-type="float" office:value="1.316159" calcext:value-type="float">
            <text:p>1.316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" calcext:value-type="float">
            <text:p>62</text:p>
          </table:table-cell>
          <table:table-cell office:value-type="float" office:value="26.941358" calcext:value-type="float">
            <text:p>26.94135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6.252815" calcext:value-type="float">
            <text:p>6.252815</text:p>
          </table:table-cell>
          <table:table-cell office:value-type="float" office:value="4.944543" calcext:value-type="float">
            <text:p>4.944543</text:p>
          </table:table-cell>
          <table:table-cell table:formula="of:=[.C32]+[.D32]+[.E32]+[.F32]" office:value-type="float" office:value="38.13874" calcext:value-type="float">
            <text:p>38.13874</text:p>
          </table:table-cell>
          <table:table-cell office:value-type="float" office:value="39.418415" calcext:value-type="float">
            <text:p>39.418415</text:p>
          </table:table-cell>
          <table:table-cell office:value-type="float" office:value="1.279676" calcext:value-type="float">
            <text:p>1.27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" calcext:value-type="float">
            <text:p>64</text:p>
          </table:table-cell>
          <table:table-cell office:value-type="float" office:value="13.118865" calcext:value-type="float">
            <text:p>13.1188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.021572" calcext:value-type="float">
            <text:p>18.021572</text:p>
          </table:table-cell>
          <table:table-cell office:value-type="float" office:value="4.077228" calcext:value-type="float">
            <text:p>4.077228</text:p>
          </table:table-cell>
          <table:table-cell table:formula="of:=[.C33]+[.D33]+[.E33]+[.F33]" office:value-type="float" office:value="35.217765" calcext:value-type="float">
            <text:p>35.217765</text:p>
          </table:table-cell>
          <table:table-cell office:value-type="float" office:value="36.463641" calcext:value-type="float">
            <text:p>36.463641</text:p>
          </table:table-cell>
          <table:table-cell office:value-type="float" office:value="1.245876" calcext:value-type="float">
            <text:p>1.24587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<text:s/>AGGREG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<text:s/>SOS_init</text:p>
          </table:table-cell>
          <table:table-cell table:style-name="ce1" office:value-type="string" calcext:value-type="string">
            <text:p><text:s/>SOS_pack's</text:p>
          </table:table-cell>
          <table:table-cell table:style-name="ce1" office:value-type="string" calcext:value-type="string">
            <text:p><text:s/>SOS_announce</text:p>
          </table:table-cell>
          <table:table-cell table:style-name="ce1" office:value-type="string" calcext:value-type="string">
            <text:p><text:s/>SOS_publish</text:p>
          </table:table-cell>
          <table:table-cell office:value-type="string" calcext:value-type="string">
            <text:p>TOTAL_sos</text:p>
          </table:table-cell>
          <table:table-cell table:style-name="ce1" office:value-type="string" calcext:value-type="string">
            <text:p><text:s/>TOTAL_in_app</text:p>
          </table:table-cell>
          <table:table-cell table:style-name="ce1" office:value-type="string" calcext:value-type="string">
            <text:p><text:s/>NON_SOS_in_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349687" calcext:value-type="float">
            <text:p>0.349687</text:p>
          </table:table-cell>
          <table:table-cell office:value-type="float" office:value="0.949602" calcext:value-type="float">
            <text:p>0.949602</text:p>
          </table:table-cell>
          <table:table-cell table:formula="of:=[.C36]+[.D36]+[.E36]+[.F36]" office:value-type="float" office:value="1.300906" calcext:value-type="float">
            <text:p>1.300906</text:p>
          </table:table-cell>
          <table:table-cell office:value-type="float" office:value="2.316371" calcext:value-type="float">
            <text:p>2.316371</text:p>
          </table:table-cell>
          <table:table-cell office:value-type="float" office:value="1.015518" calcext:value-type="float">
            <text:p>1.015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652333" calcext:value-type="float">
            <text:p>0.652333</text:p>
          </table:table-cell>
          <table:table-cell office:value-type="float" office:value="2.569824" calcext:value-type="float">
            <text:p>2.569824</text:p>
          </table:table-cell>
          <table:table-cell table:formula="of:=[.C37]+[.D37]+[.E37]+[.F37]" office:value-type="float" office:value="3.223052" calcext:value-type="float">
            <text:p>3.223052</text:p>
          </table:table-cell>
          <table:table-cell office:value-type="float" office:value="4.239739" calcext:value-type="float">
            <text:p>4.239739</text:p>
          </table:table-cell>
          <table:table-cell office:value-type="float" office:value="1.016702" calcext:value-type="float">
            <text:p>1.016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" calcext:value-type="float">
            <text:p>6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907727" calcext:value-type="float">
            <text:p>0.907727</text:p>
          </table:table-cell>
          <table:table-cell office:value-type="float" office:value="4.065717" calcext:value-type="float">
            <text:p>4.065717</text:p>
          </table:table-cell>
          <table:table-cell table:formula="of:=[.C38]+[.D38]+[.E38]+[.F38]" office:value-type="float" office:value="4.974589" calcext:value-type="float">
            <text:p>4.974589</text:p>
          </table:table-cell>
          <table:table-cell office:value-type="float" office:value="5.991443" calcext:value-type="float">
            <text:p>5.991443</text:p>
          </table:table-cell>
          <table:table-cell office:value-type="float" office:value="1.019456" calcext:value-type="float">
            <text:p>1.01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287791" calcext:value-type="float">
            <text:p>1.287791</text:p>
          </table:table-cell>
          <table:table-cell office:value-type="float" office:value="5.20005" calcext:value-type="float">
            <text:p>5.20005</text:p>
          </table:table-cell>
          <table:table-cell table:formula="of:=[.C39]+[.D39]+[.E39]+[.F39]" office:value-type="float" office:value="6.490691" calcext:value-type="float">
            <text:p>6.490691</text:p>
          </table:table-cell>
          <table:table-cell office:value-type="float" office:value="7.513424" calcext:value-type="float">
            <text:p>7.513424</text:p>
          </table:table-cell>
          <table:table-cell office:value-type="float" office:value="1.031151" calcext:value-type="float">
            <text:p>1.03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" calcext:value-type="float">
            <text:p>10</text:p>
          </table:table-cell>
          <table:table-cell office:value-type="float" office:value="0.106334" calcext:value-type="float">
            <text:p>0.106334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2.158422" calcext:value-type="float">
            <text:p>2.158422</text:p>
          </table:table-cell>
          <table:table-cell office:value-type="float" office:value="6.131175" calcext:value-type="float">
            <text:p>6.131175</text:p>
          </table:table-cell>
          <table:table-cell table:formula="of:=[.C40]+[.D40]+[.E40]+[.F40]" office:value-type="float" office:value="8.396005" calcext:value-type="float">
            <text:p>8.396005</text:p>
          </table:table-cell>
          <table:table-cell office:value-type="float" office:value="9.238523" calcext:value-type="float">
            <text:p>9.238523</text:p>
          </table:table-cell>
          <table:table-cell office:value-type="float" office:value="1.030746" calcext:value-type="float">
            <text:p>1.030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1.921592" calcext:value-type="float">
            <text:p>1.921592</text:p>
          </table:table-cell>
          <table:table-cell office:value-type="float" office:value="8.352905" calcext:value-type="float">
            <text:p>8.352905</text:p>
          </table:table-cell>
          <table:table-cell table:formula="of:=[.C41]+[.D41]+[.E41]+[.F41]" office:value-type="float" office:value="10.278826" calcext:value-type="float">
            <text:p>10.278826</text:p>
          </table:table-cell>
          <table:table-cell office:value-type="float" office:value="11.307015" calcext:value-type="float">
            <text:p>11.307015</text:p>
          </table:table-cell>
          <table:table-cell office:value-type="float" office:value="1.032761" calcext:value-type="float">
            <text:p>1.032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4" calcext:value-type="float">
            <text:p>14</text:p>
          </table:table-cell>
          <table:table-cell office:value-type="float" office:value="0.12826" calcext:value-type="float">
            <text:p>0.1282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0.949996" calcext:value-type="float">
            <text:p>10.949996</text:p>
          </table:table-cell>
          <table:table-cell office:value-type="float" office:value="8.143654" calcext:value-type="float">
            <text:p>8.143654</text:p>
          </table:table-cell>
          <table:table-cell table:formula="of:=[.C42]+[.D42]+[.E42]+[.F42]" office:value-type="float" office:value="19.221968" calcext:value-type="float">
            <text:p>19.221968</text:p>
          </table:table-cell>
          <table:table-cell office:value-type="float" office:value="13.416665" calcext:value-type="float">
            <text:p>13.416665</text:p>
          </table:table-cell>
          <table:table-cell office:value-type="float" office:value="1.042948" calcext:value-type="float">
            <text:p>1.04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6" calcext:value-type="float">
            <text:p>16</text:p>
          </table:table-cell>
          <table:table-cell office:value-type="float" office:value="0.146399" calcext:value-type="float">
            <text:p>0.146399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11.533842" calcext:value-type="float">
            <text:p>11.533842</text:p>
          </table:table-cell>
          <table:table-cell office:value-type="float" office:value="8.02491" calcext:value-type="float">
            <text:p>8.02491</text:p>
          </table:table-cell>
          <table:table-cell table:formula="of:=[.C43]+[.D43]+[.E43]+[.F43]" office:value-type="float" office:value="19.705209" calcext:value-type="float">
            <text:p>19.705209</text:p>
          </table:table-cell>
          <table:table-cell office:value-type="float" office:value="15.607957" calcext:value-type="float">
            <text:p>15.607957</text:p>
          </table:table-cell>
          <table:table-cell office:value-type="float" office:value="1.063689" calcext:value-type="float">
            <text:p>1.063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" calcext:value-type="float">
            <text:p>18</text:p>
          </table:table-cell>
          <table:table-cell office:value-type="float" office:value="10.747785" calcext:value-type="float">
            <text:p>10.747785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1.03901" calcext:value-type="float">
            <text:p>11.03901</text:p>
          </table:table-cell>
          <table:table-cell office:value-type="float" office:value="7.60899" calcext:value-type="float">
            <text:p>7.60899</text:p>
          </table:table-cell>
          <table:table-cell table:formula="of:=[.C44]+[.D44]+[.E44]+[.F44]" office:value-type="float" office:value="29.395821" calcext:value-type="float">
            <text:p>29.395821</text:p>
          </table:table-cell>
          <table:table-cell office:value-type="float" office:value="16.792352" calcext:value-type="float">
            <text:p>16.792352</text:p>
          </table:table-cell>
          <table:table-cell office:value-type="float" office:value="1.069449" calcext:value-type="float">
            <text:p>1.069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" calcext:value-type="float">
            <text:p>20</text:p>
          </table:table-cell>
          <table:table-cell office:value-type="float" office:value="10.704124" calcext:value-type="float">
            <text:p>10.70412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1.587962" calcext:value-type="float">
            <text:p>11.587962</text:p>
          </table:table-cell>
          <table:table-cell office:value-type="float" office:value="8.605763" calcext:value-type="float">
            <text:p>8.605763</text:p>
          </table:table-cell>
          <table:table-cell table:formula="of:=[.C45]+[.D45]+[.E45]+[.F45]" office:value-type="float" office:value="30.897893" calcext:value-type="float">
            <text:p>30.897893</text:p>
          </table:table-cell>
          <table:table-cell office:value-type="float" office:value="18.924006" calcext:value-type="float">
            <text:p>18.924006</text:p>
          </table:table-cell>
          <table:table-cell office:value-type="float" office:value="1.093864" calcext:value-type="float">
            <text:p>1.09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2" calcext:value-type="float">
            <text:p>22</text:p>
          </table:table-cell>
          <table:table-cell office:value-type="float" office:value="18.134358" calcext:value-type="float">
            <text:p>18.134358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1.500321" calcext:value-type="float">
            <text:p>11.500321</text:p>
          </table:table-cell>
          <table:table-cell office:value-type="float" office:value="8.455702" calcext:value-type="float">
            <text:p>8.455702</text:p>
          </table:table-cell>
          <table:table-cell table:formula="of:=[.C46]+[.D46]+[.E46]+[.F46]" office:value-type="float" office:value="38.090425" calcext:value-type="float">
            <text:p>38.090425</text:p>
          </table:table-cell>
          <table:table-cell office:value-type="float" office:value="20.159723" calcext:value-type="float">
            <text:p>20.159723</text:p>
          </table:table-cell>
          <table:table-cell office:value-type="float" office:value="1.102926" calcext:value-type="float">
            <text:p>1.10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" calcext:value-type="float">
            <text:p>24</text:p>
          </table:table-cell>
          <table:table-cell office:value-type="float" office:value="17.013235" calcext:value-type="float">
            <text:p>17.01323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4.487594" calcext:value-type="float">
            <text:p>14.487594</text:p>
          </table:table-cell>
          <table:table-cell office:value-type="float" office:value="9.349073" calcext:value-type="float">
            <text:p>9.349073</text:p>
          </table:table-cell>
          <table:table-cell table:formula="of:=[.C47]+[.D47]+[.E47]+[.F47]" office:value-type="float" office:value="40.849939" calcext:value-type="float">
            <text:p>40.849939</text:p>
          </table:table-cell>
          <table:table-cell office:value-type="float" office:value="26.750028" calcext:value-type="float">
            <text:p>26.750028</text:p>
          </table:table-cell>
          <table:table-cell office:value-type="float" office:value="1.107939" calcext:value-type="float">
            <text:p>1.107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6" calcext:value-type="float">
            <text:p>26</text:p>
          </table:table-cell>
          <table:table-cell office:value-type="float" office:value="19.286311" calcext:value-type="float">
            <text:p>19.28631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7.360621" calcext:value-type="float">
            <text:p>7.360621</text:p>
          </table:table-cell>
          <table:table-cell office:value-type="float" office:value="8.074181" calcext:value-type="float">
            <text:p>8.074181</text:p>
          </table:table-cell>
          <table:table-cell table:formula="of:=[.C48]+[.D48]+[.E48]+[.F48]" office:value-type="float" office:value="34.721178" calcext:value-type="float">
            <text:p>34.721178</text:p>
          </table:table-cell>
          <table:table-cell office:value-type="float" office:value="28.227912" calcext:value-type="float">
            <text:p>28.227912</text:p>
          </table:table-cell>
          <table:table-cell office:value-type="float" office:value="1.144887" calcext:value-type="float">
            <text:p>1.144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8" calcext:value-type="float">
            <text:p>28</text:p>
          </table:table-cell>
          <table:table-cell office:value-type="float" office:value="29.184383" calcext:value-type="float">
            <text:p>29.18438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6.238778" calcext:value-type="float">
            <text:p>16.238778</text:p>
          </table:table-cell>
          <table:table-cell office:value-type="float" office:value="13.747515" calcext:value-type="float">
            <text:p>13.747515</text:p>
          </table:table-cell>
          <table:table-cell table:formula="of:=[.C49]+[.D49]+[.E49]+[.F49]" office:value-type="float" office:value="59.170714" calcext:value-type="float">
            <text:p>59.170714</text:p>
          </table:table-cell>
          <table:table-cell office:value-type="float" office:value="38.027934" calcext:value-type="float">
            <text:p>38.027934</text:p>
          </table:table-cell>
          <table:table-cell office:value-type="float" office:value="1.147851" calcext:value-type="float">
            <text:p>1.14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0" calcext:value-type="float">
            <text:p>30</text:p>
          </table:table-cell>
          <table:table-cell office:value-type="float" office:value="18.646552" calcext:value-type="float">
            <text:p>18.64655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7.31011" calcext:value-type="float">
            <text:p>7.31011</text:p>
          </table:table-cell>
          <table:table-cell office:value-type="float" office:value="7.134931" calcext:value-type="float">
            <text:p>7.134931</text:p>
          </table:table-cell>
          <table:table-cell table:formula="of:=[.C50]+[.D50]+[.E50]+[.F50]" office:value-type="float" office:value="33.091631" calcext:value-type="float">
            <text:p>33.091631</text:p>
          </table:table-cell>
          <table:table-cell office:value-type="float" office:value="26.876762" calcext:value-type="float">
            <text:p>26.876762</text:p>
          </table:table-cell>
          <table:table-cell office:value-type="float" office:value="1.193167" calcext:value-type="float">
            <text:p>1.193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2" calcext:value-type="float">
            <text:p>32</text:p>
          </table:table-cell>
          <table:table-cell office:value-type="float" office:value="21.975201" calcext:value-type="float">
            <text:p>21.9752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1.970674" calcext:value-type="float">
            <text:p>21.970674</text:p>
          </table:table-cell>
          <table:table-cell office:value-type="float" office:value="8.215391" calcext:value-type="float">
            <text:p>8.215391</text:p>
          </table:table-cell>
          <table:table-cell table:formula="of:=[.C51]+[.D51]+[.E51]+[.F51]" office:value-type="float" office:value="52.161316" calcext:value-type="float">
            <text:p>52.161316</text:p>
          </table:table-cell>
          <table:table-cell office:value-type="float" office:value="30.37047" calcext:value-type="float">
            <text:p>30.37047</text:p>
          </table:table-cell>
          <table:table-cell office:value-type="float" office:value="1.16803" calcext:value-type="float">
            <text:p>1.16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4" calcext:value-type="float">
            <text:p>34</text:p>
          </table:table-cell>
          <table:table-cell office:value-type="float" office:value="31.048205" calcext:value-type="float">
            <text:p>31.04820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7.637676" calcext:value-type="float">
            <text:p>7.637676</text:p>
          </table:table-cell>
          <table:table-cell office:value-type="float" office:value="8.067258" calcext:value-type="float">
            <text:p>8.067258</text:p>
          </table:table-cell>
          <table:table-cell table:formula="of:=[.C52]+[.D52]+[.E52]+[.F52]" office:value-type="float" office:value="46.753392" calcext:value-type="float">
            <text:p>46.753392</text:p>
          </table:table-cell>
          <table:table-cell office:value-type="float" office:value="34.000389" calcext:value-type="float">
            <text:p>34.000389</text:p>
          </table:table-cell>
          <table:table-cell office:value-type="float" office:value="1.195251" calcext:value-type="float">
            <text:p>1.195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6" calcext:value-type="float">
            <text:p>36</text:p>
          </table:table-cell>
          <table:table-cell office:value-type="float" office:value="29.317146" calcext:value-type="float">
            <text:p>29.31714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7.743846" calcext:value-type="float">
            <text:p>7.743846</text:p>
          </table:table-cell>
          <table:table-cell office:value-type="float" office:value="8.850455" calcext:value-type="float">
            <text:p>8.850455</text:p>
          </table:table-cell>
          <table:table-cell table:formula="of:=[.C53]+[.D53]+[.E53]+[.F53]" office:value-type="float" office:value="45.911498" calcext:value-type="float">
            <text:p>45.911498</text:p>
          </table:table-cell>
          <table:table-cell office:value-type="float" office:value="34.551232" calcext:value-type="float">
            <text:p>34.551232</text:p>
          </table:table-cell>
          <table:table-cell office:value-type="float" office:value="1.201776" calcext:value-type="float">
            <text:p>1.201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8" calcext:value-type="float">
            <text:p>38</text:p>
          </table:table-cell>
          <table:table-cell office:value-type="float" office:value="39.710925" calcext:value-type="float">
            <text:p>39.71092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9.499339" calcext:value-type="float">
            <text:p>19.499339</text:p>
          </table:table-cell>
          <table:table-cell office:value-type="float" office:value="14.995739" calcext:value-type="float">
            <text:p>14.995739</text:p>
          </table:table-cell>
          <table:table-cell table:formula="of:=[.C54]+[.D54]+[.E54]+[.F54]" office:value-type="float" office:value="74.206047" calcext:value-type="float">
            <text:p>74.206047</text:p>
          </table:table-cell>
          <table:table-cell office:value-type="float" office:value="44.488065" calcext:value-type="float">
            <text:p>44.488065</text:p>
          </table:table-cell>
          <table:table-cell office:value-type="float" office:value="1.215673" calcext:value-type="float">
            <text:p>1.21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" calcext:value-type="float">
            <text:p>40</text:p>
          </table:table-cell>
          <table:table-cell office:value-type="float" office:value="33.243057" calcext:value-type="float">
            <text:p>33.24305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0.303934" calcext:value-type="float">
            <text:p>20.303934</text:p>
          </table:table-cell>
          <table:table-cell office:value-type="float" office:value="7.386282" calcext:value-type="float">
            <text:p>7.386282</text:p>
          </table:table-cell>
          <table:table-cell table:formula="of:=[.C55]+[.D55]+[.E55]+[.F55]" office:value-type="float" office:value="60.933333" calcext:value-type="float">
            <text:p>60.933333</text:p>
          </table:table-cell>
          <table:table-cell office:value-type="float" office:value="38.070998" calcext:value-type="float">
            <text:p>38.070998</text:p>
          </table:table-cell>
          <table:table-cell office:value-type="float" office:value="1.261896" calcext:value-type="float">
            <text:p>1.26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2" calcext:value-type="float">
            <text:p>42</text:p>
          </table:table-cell>
          <table:table-cell office:value-type="float" office:value="42.720711" calcext:value-type="float">
            <text:p>42.72071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31.246772" calcext:value-type="float">
            <text:p>31.246772</text:p>
          </table:table-cell>
          <table:table-cell office:value-type="float" office:value="7.800088" calcext:value-type="float">
            <text:p>7.800088</text:p>
          </table:table-cell>
          <table:table-cell table:formula="of:=[.C56]+[.D56]+[.E56]+[.F56]" office:value-type="float" office:value="81.767612" calcext:value-type="float">
            <text:p>81.767612</text:p>
          </table:table-cell>
          <table:table-cell office:value-type="float" office:value="44.818044" calcext:value-type="float">
            <text:p>44.818044</text:p>
          </table:table-cell>
          <table:table-cell office:value-type="float" office:value="1.218482" calcext:value-type="float">
            <text:p>1.218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4" calcext:value-type="float">
            <text:p>44</text:p>
          </table:table-cell>
          <table:table-cell office:value-type="float" office:value="41.373787" calcext:value-type="float">
            <text:p>41.373787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42.268789" calcext:value-type="float">
            <text:p>42.268789</text:p>
          </table:table-cell>
          <table:table-cell office:value-type="float" office:value="8.669514" calcext:value-type="float">
            <text:p>8.669514</text:p>
          </table:table-cell>
          <table:table-cell table:formula="of:=[.C57]+[.D57]+[.E57]+[.F57]" office:value-type="float" office:value="92.312157" calcext:value-type="float">
            <text:p>92.312157</text:p>
          </table:table-cell>
          <table:table-cell office:value-type="float" office:value="52.785215" calcext:value-type="float">
            <text:p>52.785215</text:p>
          </table:table-cell>
          <table:table-cell office:value-type="float" office:value="1.215478" calcext:value-type="float">
            <text:p>1.215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6" calcext:value-type="float">
            <text:p>46</text:p>
          </table:table-cell>
          <table:table-cell office:value-type="float" office:value="57.236826" calcext:value-type="float">
            <text:p>57.23682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49.388348" calcext:value-type="float">
            <text:p>49.388348</text:p>
          </table:table-cell>
          <table:table-cell office:value-type="float" office:value="11.370335" calcext:value-type="float">
            <text:p>11.370335</text:p>
          </table:table-cell>
          <table:table-cell table:formula="of:=[.C58]+[.D58]+[.E58]+[.F58]" office:value-type="float" office:value="117.995578" calcext:value-type="float">
            <text:p>117.995578</text:p>
          </table:table-cell>
          <table:table-cell office:value-type="float" office:value="64.099198" calcext:value-type="float">
            <text:p>64.099198</text:p>
          </table:table-cell>
          <table:table-cell office:value-type="float" office:value="1.282824" calcext:value-type="float">
            <text:p>1.28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8" calcext:value-type="float">
            <text:p>48</text:p>
          </table:table-cell>
          <table:table-cell office:value-type="float" office:value="49.272441" calcext:value-type="float">
            <text:p>49.272441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49.272624" calcext:value-type="float">
            <text:p>49.272624</text:p>
          </table:table-cell>
          <table:table-cell office:value-type="float" office:value="11.021889" calcext:value-type="float">
            <text:p>11.021889</text:p>
          </table:table-cell>
          <table:table-cell table:formula="of:=[.C59]+[.D59]+[.E59]+[.F59]" office:value-type="float" office:value="109.566991" calcext:value-type="float">
            <text:p>109.566991</text:p>
          </table:table-cell>
          <table:table-cell office:value-type="float" office:value="58.576987" calcext:value-type="float">
            <text:p>58.576987</text:p>
          </table:table-cell>
          <table:table-cell office:value-type="float" office:value="1.520041" calcext:value-type="float">
            <text:p>1.520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float" office:value="63.099439" calcext:value-type="float">
            <text:p>63.099439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6.764168" calcext:value-type="float">
            <text:p>6.764168</text:p>
          </table:table-cell>
          <table:table-cell office:value-type="float" office:value="6.561698" calcext:value-type="float">
            <text:p>6.561698</text:p>
          </table:table-cell>
          <table:table-cell table:formula="of:=[.C60]+[.D60]+[.E60]+[.F60]" office:value-type="float" office:value="76.427523" calcext:value-type="float">
            <text:p>76.427523</text:p>
          </table:table-cell>
          <table:table-cell office:value-type="float" office:value="65.285772" calcext:value-type="float">
            <text:p>65.285772</text:p>
          </table:table-cell>
          <table:table-cell office:value-type="float" office:value="1.296646" calcext:value-type="float">
            <text:p>1.296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2" calcext:value-type="float">
            <text:p>52</text:p>
          </table:table-cell>
          <table:table-cell office:value-type="float" office:value="44.154042" calcext:value-type="float">
            <text:p>44.15404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9.184354" calcext:value-type="float">
            <text:p>19.184354</text:p>
          </table:table-cell>
          <table:table-cell office:value-type="float" office:value="7.868092" calcext:value-type="float">
            <text:p>7.868092</text:p>
          </table:table-cell>
          <table:table-cell table:formula="of:=[.C61]+[.D61]+[.E61]+[.F61]" office:value-type="float" office:value="71.206537" calcext:value-type="float">
            <text:p>71.206537</text:p>
          </table:table-cell>
          <table:table-cell office:value-type="float" office:value="55.098696" calcext:value-type="float">
            <text:p>55.098696</text:p>
          </table:table-cell>
          <table:table-cell office:value-type="float" office:value="1.321965" calcext:value-type="float">
            <text:p>1.321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4" calcext:value-type="float">
            <text:p>54</text:p>
          </table:table-cell>
          <table:table-cell office:value-type="float" office:value="63.130183" calcext:value-type="float">
            <text:p>63.130183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5.176256" calcext:value-type="float">
            <text:p>15.176256</text:p>
          </table:table-cell>
          <table:table-cell office:value-type="float" office:value="8.374237" calcext:value-type="float">
            <text:p>8.374237</text:p>
          </table:table-cell>
          <table:table-cell table:formula="of:=[.C62]+[.D62]+[.E62]+[.F62]" office:value-type="float" office:value="86.681736" calcext:value-type="float">
            <text:p>86.681736</text:p>
          </table:table-cell>
          <table:table-cell office:value-type="float" office:value="65.396278" calcext:value-type="float">
            <text:p>65.396278</text:p>
          </table:table-cell>
          <table:table-cell office:value-type="float" office:value="1.393174" calcext:value-type="float">
            <text:p>1.393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6" calcext:value-type="float">
            <text:p>56</text:p>
          </table:table-cell>
          <table:table-cell office:value-type="float" office:value="63.105866" calcext:value-type="float">
            <text:p>63.105866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16.083986" calcext:value-type="float">
            <text:p>16.083986</text:p>
          </table:table-cell>
          <table:table-cell office:value-type="float" office:value="11.706142" calcext:value-type="float">
            <text:p>11.706142</text:p>
          </table:table-cell>
          <table:table-cell table:formula="of:=[.C63]+[.D63]+[.E63]+[.F63]" office:value-type="float" office:value="90.901184" calcext:value-type="float">
            <text:p>90.901184</text:p>
          </table:table-cell>
          <table:table-cell office:value-type="float" office:value="80.271948" calcext:value-type="float">
            <text:p>80.271948</text:p>
          </table:table-cell>
          <table:table-cell office:value-type="float" office:value="1.310988" calcext:value-type="float">
            <text:p>1.310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8" calcext:value-type="float">
            <text:p>58</text:p>
          </table:table-cell>
          <table:table-cell office:value-type="float" office:value="63.093401" calcext:value-type="float">
            <text:p>63.09340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8.947312" calcext:value-type="float">
            <text:p>18.947312</text:p>
          </table:table-cell>
          <table:table-cell office:value-type="float" office:value="9.545392" calcext:value-type="float">
            <text:p>9.545392</text:p>
          </table:table-cell>
          <table:table-cell table:formula="of:=[.C64]+[.D64]+[.E64]+[.F64]" office:value-type="float" office:value="91.586177" calcext:value-type="float">
            <text:p>91.586177</text:p>
          </table:table-cell>
          <table:table-cell office:value-type="float" office:value="74.585241" calcext:value-type="float">
            <text:p>74.585241</text:p>
          </table:table-cell>
          <table:table-cell office:value-type="float" office:value="1.327765" calcext:value-type="float">
            <text:p>1.32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0" calcext:value-type="float">
            <text:p>60</text:p>
          </table:table-cell>
          <table:table-cell office:value-type="float" office:value="63.45534" calcext:value-type="float">
            <text:p>63.45534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2.051902" calcext:value-type="float">
            <text:p>12.051902</text:p>
          </table:table-cell>
          <table:table-cell office:value-type="float" office:value="10.999393" calcext:value-type="float">
            <text:p>10.999393</text:p>
          </table:table-cell>
          <table:table-cell table:formula="of:=[.C65]+[.D65]+[.E65]+[.F65]" office:value-type="float" office:value="86.506676" calcext:value-type="float">
            <text:p>86.506676</text:p>
          </table:table-cell>
          <table:table-cell office:value-type="float" office:value="77.166425" calcext:value-type="float">
            <text:p>77.166425</text:p>
          </table:table-cell>
          <table:table-cell office:value-type="float" office:value="1.389199" calcext:value-type="float">
            <text:p>1.389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2" calcext:value-type="float">
            <text:p>62</text:p>
          </table:table-cell>
          <table:table-cell office:value-type="float" office:value="73.340746" calcext:value-type="float">
            <text:p>73.340746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63.488079" calcext:value-type="float">
            <text:p>63.488079</text:p>
          </table:table-cell>
          <table:table-cell office:value-type="float" office:value="9.378912" calcext:value-type="float">
            <text:p>9.378912</text:p>
          </table:table-cell>
          <table:table-cell table:formula="of:=[.C66]+[.D66]+[.E66]+[.F66]" office:value-type="float" office:value="146.207786" calcext:value-type="float">
            <text:p>146.207786</text:p>
          </table:table-cell>
          <table:table-cell office:value-type="float" office:value="79.980687" calcext:value-type="float">
            <text:p>79.980687</text:p>
          </table:table-cell>
          <table:table-cell office:value-type="float" office:value="1.345805" calcext:value-type="float">
            <text:p>1.34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4" calcext:value-type="float">
            <text:p>64</text:p>
          </table:table-cell>
          <table:table-cell office:value-type="float" office:value="64.682171" calcext:value-type="float">
            <text:p>64.682171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71.890932" calcext:value-type="float">
            <text:p>71.890932</text:p>
          </table:table-cell>
          <table:table-cell office:value-type="float" office:value="7.105384" calcext:value-type="float">
            <text:p>7.105384</text:p>
          </table:table-cell>
          <table:table-cell table:formula="of:=[.C67]+[.D67]+[.E67]+[.F67]" office:value-type="float" office:value="143.682842" calcext:value-type="float">
            <text:p>143.682842</text:p>
          </table:table-cell>
          <table:table-cell office:value-type="float" office:value="75.843155" calcext:value-type="float">
            <text:p>75.843155</text:p>
          </table:table-cell>
          <table:table-cell office:value-type="float" office:value="1.33123" calcext:value-type="float">
            <text:p>1.3312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<text:s/>AGGREG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<text:s/>SOS_init</text:p>
          </table:table-cell>
          <table:table-cell table:style-name="ce1" office:value-type="string" calcext:value-type="string">
            <text:p><text:s/>SOS_pack's</text:p>
          </table:table-cell>
          <table:table-cell table:style-name="ce1" office:value-type="string" calcext:value-type="string">
            <text:p><text:s/>SOS_announce</text:p>
          </table:table-cell>
          <table:table-cell table:style-name="ce1" office:value-type="string" calcext:value-type="string">
            <text:p><text:s/>SOS_publish</text:p>
          </table:table-cell>
          <table:table-cell office:value-type="string" calcext:value-type="string">
            <text:p>TOTAL_sos</text:p>
          </table:table-cell>
          <table:table-cell table:style-name="ce1" office:value-type="string" calcext:value-type="string">
            <text:p><text:s/>TOTAL_in_app</text:p>
          </table:table-cell>
          <table:table-cell table:style-name="ce1" office:value-type="string" calcext:value-type="string">
            <text:p><text:s/>NON_SOS_in_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240364" calcext:value-type="float">
            <text:p>0.240364</text:p>
          </table:table-cell>
          <table:table-cell office:value-type="float" office:value="0.621797" calcext:value-type="float">
            <text:p>0.621797</text:p>
          </table:table-cell>
          <table:table-cell table:formula="of:=[.C70]+[.D70]+[.E70]+[.F70]" office:value-type="float" office:value="0.863646" calcext:value-type="float">
            <text:p>0.863646</text:p>
          </table:table-cell>
          <table:table-cell office:value-type="float" office:value="1.879165" calcext:value-type="float">
            <text:p>1.879165</text:p>
          </table:table-cell>
          <table:table-cell office:value-type="float" office:value="1.015466" calcext:value-type="float">
            <text:p>1.01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" calcext:value-type="float">
            <text:p>4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114864" calcext:value-type="float">
            <text:p>0.114864</text:p>
          </table:table-cell>
          <table:table-cell office:value-type="float" office:value="1.058456" calcext:value-type="float">
            <text:p>1.058456</text:p>
          </table:table-cell>
          <table:table-cell table:style-name="ce2" table:formula="of:=[.C71]+[.D71]+[.E71]+[.F71]" office:value-type="float" office:value="1.173969" calcext:value-type="float">
            <text:p>1.173969</text:p>
          </table:table-cell>
          <table:table-cell office:value-type="float" office:value="2.187545" calcext:value-type="float">
            <text:p>2.187545</text:p>
          </table:table-cell>
          <table:table-cell office:value-type="float" office:value="1.013557" calcext:value-type="float">
            <text:p>1.01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1.519437" calcext:value-type="float">
            <text:p>1.519437</text:p>
          </table:table-cell>
          <table:table-cell table:formula="of:=[.C72]+[.D72]+[.E72]+[.F72]" office:value-type="float" office:value="1.663573" calcext:value-type="float">
            <text:p>1.663573</text:p>
          </table:table-cell>
          <table:table-cell office:value-type="float" office:value="2.680755" calcext:value-type="float">
            <text:p>2.680755</text:p>
          </table:table-cell>
          <table:table-cell office:value-type="float" office:value="1.012901" calcext:value-type="float">
            <text:p>1.01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8" calcext:value-type="float">
            <text:p>8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105102" calcext:value-type="float">
            <text:p>0.105102</text:p>
          </table:table-cell>
          <table:table-cell office:value-type="float" office:value="1.831413" calcext:value-type="float">
            <text:p>1.831413</text:p>
          </table:table-cell>
          <table:table-cell table:formula="of:=[.C73]+[.D73]+[.E73]+[.F73]" office:value-type="float" office:value="1.937729" calcext:value-type="float">
            <text:p>1.937729</text:p>
          </table:table-cell>
          <table:table-cell office:value-type="float" office:value="2.962598" calcext:value-type="float">
            <text:p>2.962598</text:p>
          </table:table-cell>
          <table:table-cell office:value-type="float" office:value="1.020525" calcext:value-type="float">
            <text:p>1.02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" calcext:value-type="float">
            <text:p>10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107185" calcext:value-type="float">
            <text:p>0.107185</text:p>
          </table:table-cell>
          <table:table-cell office:value-type="float" office:value="2.007671" calcext:value-type="float">
            <text:p>2.007671</text:p>
          </table:table-cell>
          <table:table-cell table:formula="of:=[.C74]+[.D74]+[.E74]+[.F74]" office:value-type="float" office:value="2.115714" calcext:value-type="float">
            <text:p>2.115714</text:p>
          </table:table-cell>
          <table:table-cell office:value-type="float" office:value="3.139456" calcext:value-type="float">
            <text:p>3.139456</text:p>
          </table:table-cell>
          <table:table-cell office:value-type="float" office:value="1.020787" calcext:value-type="float">
            <text:p>1.020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2" calcext:value-type="float">
            <text:p>12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101091" calcext:value-type="float">
            <text:p>0.101091</text:p>
          </table:table-cell>
          <table:table-cell office:value-type="float" office:value="2.478981" calcext:value-type="float">
            <text:p>2.478981</text:p>
          </table:table-cell>
          <table:table-cell table:formula="of:=[.C75]+[.D75]+[.E75]+[.F75]" office:value-type="float" office:value="2.581764" calcext:value-type="float">
            <text:p>2.581764</text:p>
          </table:table-cell>
          <table:table-cell office:value-type="float" office:value="3.610139" calcext:value-type="float">
            <text:p>3.610139</text:p>
          </table:table-cell>
          <table:table-cell office:value-type="float" office:value="1.023484" calcext:value-type="float">
            <text:p>1.02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4" calcext:value-type="float">
            <text:p>14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129012" calcext:value-type="float">
            <text:p>0.129012</text:p>
          </table:table-cell>
          <table:table-cell office:value-type="float" office:value="0.857348" calcext:value-type="float">
            <text:p>0.857348</text:p>
          </table:table-cell>
          <table:table-cell table:formula="of:=[.C76]+[.D76]+[.E76]+[.F76]" office:value-type="float" office:value="0.988134" calcext:value-type="float">
            <text:p>0.988134</text:p>
          </table:table-cell>
          <table:table-cell office:value-type="float" office:value="3.55915" calcext:value-type="float">
            <text:p>3.55915</text:p>
          </table:table-cell>
          <table:table-cell office:value-type="float" office:value="1.025974" calcext:value-type="float">
            <text:p>1.025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145606" calcext:value-type="float">
            <text:p>0.145606</text:p>
          </table:table-cell>
          <table:table-cell office:value-type="float" office:value="2.08592" calcext:value-type="float">
            <text:p>2.08592</text:p>
          </table:table-cell>
          <table:table-cell table:formula="of:=[.C77]+[.D77]+[.E77]+[.F77]" office:value-type="float" office:value="2.232747" calcext:value-type="float">
            <text:p>2.232747</text:p>
          </table:table-cell>
          <table:table-cell office:value-type="float" office:value="3.633605" calcext:value-type="float">
            <text:p>3.633605</text:p>
          </table:table-cell>
          <table:table-cell office:value-type="float" office:value="1.041374" calcext:value-type="float">
            <text:p>1.04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8" calcext:value-type="float">
            <text:p>18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.409952" calcext:value-type="float">
            <text:p>1.409952</text:p>
          </table:table-cell>
          <table:table-cell table:formula="of:=[.C78]+[.D78]+[.E78]+[.F78]" office:value-type="float" office:value="1.528643" calcext:value-type="float">
            <text:p>1.528643</text:p>
          </table:table-cell>
          <table:table-cell office:value-type="float" office:value="3.6145" calcext:value-type="float">
            <text:p>3.6145</text:p>
          </table:table-cell>
          <table:table-cell office:value-type="float" office:value="1.038536" calcext:value-type="float">
            <text:p>1.038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" calcext:value-type="float">
            <text:p>20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18956" calcext:value-type="float">
            <text:p>0.118956</text:p>
          </table:table-cell>
          <table:table-cell office:value-type="float" office:value="2.414036" calcext:value-type="float">
            <text:p>2.414036</text:p>
          </table:table-cell>
          <table:table-cell table:formula="of:=[.C79]+[.D79]+[.E79]+[.F79]" office:value-type="float" office:value="2.534487" calcext:value-type="float">
            <text:p>2.534487</text:p>
          </table:table-cell>
          <table:table-cell office:value-type="float" office:value="3.961105" calcext:value-type="float">
            <text:p>3.961105</text:p>
          </table:table-cell>
          <table:table-cell office:value-type="float" office:value="1.058488" calcext:value-type="float">
            <text:p>1.058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2" calcext:value-type="float">
            <text:p>2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127361" calcext:value-type="float">
            <text:p>0.127361</text:p>
          </table:table-cell>
          <table:table-cell office:value-type="float" office:value="0.729866" calcext:value-type="float">
            <text:p>0.729866</text:p>
          </table:table-cell>
          <table:table-cell table:formula="of:=[.C80]+[.D80]+[.E80]+[.F80]" office:value-type="float" office:value="0.858949" calcext:value-type="float">
            <text:p>0.858949</text:p>
          </table:table-cell>
          <table:table-cell office:value-type="float" office:value="3.752899" calcext:value-type="float">
            <text:p>3.752899</text:p>
          </table:table-cell>
          <table:table-cell office:value-type="float" office:value="1.061903" calcext:value-type="float">
            <text:p>1.061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" calcext:value-type="float">
            <text:p>24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95172" calcext:value-type="float">
            <text:p>0.095172</text:p>
          </table:table-cell>
          <table:table-cell office:value-type="float" office:value="2.341774" calcext:value-type="float">
            <text:p>2.341774</text:p>
          </table:table-cell>
          <table:table-cell table:formula="of:=[.C81]+[.D81]+[.E81]+[.F81]" office:value-type="float" office:value="2.438132" calcext:value-type="float">
            <text:p>2.438132</text:p>
          </table:table-cell>
          <table:table-cell office:value-type="float" office:value="4.021718" calcext:value-type="float">
            <text:p>4.021718</text:p>
          </table:table-cell>
          <table:table-cell office:value-type="float" office:value="1.060913" calcext:value-type="float">
            <text:p>1.060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" calcext:value-type="float">
            <text:p>2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22235" calcext:value-type="float">
            <text:p>0.122235</text:p>
          </table:table-cell>
          <table:table-cell office:value-type="float" office:value="1.066438" calcext:value-type="float">
            <text:p>1.066438</text:p>
          </table:table-cell>
          <table:table-cell table:formula="of:=[.C82]+[.D82]+[.E82]+[.F82]" office:value-type="float" office:value="1.189481" calcext:value-type="float">
            <text:p>1.189481</text:p>
          </table:table-cell>
          <table:table-cell office:value-type="float" office:value="2.271261" calcext:value-type="float">
            <text:p>2.271261</text:p>
          </table:table-cell>
          <table:table-cell office:value-type="float" office:value="1.081773" calcext:value-type="float">
            <text:p>1.081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" calcext:value-type="float">
            <text:p>28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85505" calcext:value-type="float">
            <text:p>0.185505</text:p>
          </table:table-cell>
          <table:table-cell office:value-type="float" office:value="1.502148" calcext:value-type="float">
            <text:p>1.502148</text:p>
          </table:table-cell>
          <table:table-cell table:formula="of:=[.C83]+[.D83]+[.E83]+[.F83]" office:value-type="float" office:value="1.689104" calcext:value-type="float">
            <text:p>1.689104</text:p>
          </table:table-cell>
          <table:table-cell office:value-type="float" office:value="2.916144" calcext:value-type="float">
            <text:p>2.916144</text:p>
          </table:table-cell>
          <table:table-cell office:value-type="float" office:value="1.096155" calcext:value-type="float">
            <text:p>1.096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0" calcext:value-type="float">
            <text:p>30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50595" calcext:value-type="float">
            <text:p>0.150595</text:p>
          </table:table-cell>
          <table:table-cell office:value-type="float" office:value="1.32225" calcext:value-type="float">
            <text:p>1.32225</text:p>
          </table:table-cell>
          <table:table-cell table:formula="of:=[.C84]+[.D84]+[.E84]+[.F84]" office:value-type="float" office:value="1.475223" calcext:value-type="float">
            <text:p>1.475223</text:p>
          </table:table-cell>
          <table:table-cell office:value-type="float" office:value="3.358665" calcext:value-type="float">
            <text:p>3.358665</text:p>
          </table:table-cell>
          <table:table-cell office:value-type="float" office:value="1.085815" calcext:value-type="float">
            <text:p>1.08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" calcext:value-type="float">
            <text:p>32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40807" calcext:value-type="float">
            <text:p>0.140807</text:p>
          </table:table-cell>
          <table:table-cell office:value-type="float" office:value="1.722988" calcext:value-type="float">
            <text:p>1.722988</text:p>
          </table:table-cell>
          <table:table-cell table:formula="of:=[.C85]+[.D85]+[.E85]+[.F85]" office:value-type="float" office:value="1.865782" calcext:value-type="float">
            <text:p>1.865782</text:p>
          </table:table-cell>
          <table:table-cell office:value-type="float" office:value="3.544102" calcext:value-type="float">
            <text:p>3.544102</text:p>
          </table:table-cell>
          <table:table-cell office:value-type="float" office:value="1.101193" calcext:value-type="float">
            <text:p>1.10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4" calcext:value-type="float">
            <text:p>34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114021" calcext:value-type="float">
            <text:p>0.114021</text:p>
          </table:table-cell>
          <table:table-cell office:value-type="float" office:value="0.571486" calcext:value-type="float">
            <text:p>0.571486</text:p>
          </table:table-cell>
          <table:table-cell table:formula="of:=[.C86]+[.D86]+[.E86]+[.F86]" office:value-type="float" office:value="0.686464" calcext:value-type="float">
            <text:p>0.686464</text:p>
          </table:table-cell>
          <table:table-cell office:value-type="float" office:value="1.789292" calcext:value-type="float">
            <text:p>1.789292</text:p>
          </table:table-cell>
          <table:table-cell office:value-type="float" office:value="1.102825" calcext:value-type="float">
            <text:p>1.10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6" calcext:value-type="float">
            <text:p>36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37754" calcext:value-type="float">
            <text:p>0.137754</text:p>
          </table:table-cell>
          <table:table-cell office:value-type="float" office:value="0.513016" calcext:value-type="float">
            <text:p>0.513016</text:p>
          </table:table-cell>
          <table:table-cell table:formula="of:=[.C87]+[.D87]+[.E87]+[.F87]" office:value-type="float" office:value="0.652133" calcext:value-type="float">
            <text:p>0.652133</text:p>
          </table:table-cell>
          <table:table-cell office:value-type="float" office:value="1.760761" calcext:value-type="float">
            <text:p>1.760761</text:p>
          </table:table-cell>
          <table:table-cell office:value-type="float" office:value="1.108614" calcext:value-type="float">
            <text:p>1.10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8" calcext:value-type="float">
            <text:p>38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96405" calcext:value-type="float">
            <text:p>0.196405</text:p>
          </table:table-cell>
          <table:table-cell office:value-type="float" office:value="0.898781" calcext:value-type="float">
            <text:p>0.898781</text:p>
          </table:table-cell>
          <table:table-cell table:formula="of:=[.C88]+[.D88]+[.E88]+[.F88]" office:value-type="float" office:value="1.098147" calcext:value-type="float">
            <text:p>1.098147</text:p>
          </table:table-cell>
          <table:table-cell office:value-type="float" office:value="3.494672" calcext:value-type="float">
            <text:p>3.494672</text:p>
          </table:table-cell>
          <table:table-cell office:value-type="float" office:value="1.118652" calcext:value-type="float">
            <text:p>1.118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0" calcext:value-type="float">
            <text:p>4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15952" calcext:value-type="float">
            <text:p>0.15952</text:p>
          </table:table-cell>
          <table:table-cell office:value-type="float" office:value="0.613675" calcext:value-type="float">
            <text:p>0.613675</text:p>
          </table:table-cell>
          <table:table-cell table:formula="of:=[.C89]+[.D89]+[.E89]+[.F89]" office:value-type="float" office:value="0.776776" calcext:value-type="float">
            <text:p>0.776776</text:p>
          </table:table-cell>
          <table:table-cell office:value-type="float" office:value="1.965816" calcext:value-type="float">
            <text:p>1.965816</text:p>
          </table:table-cell>
          <table:table-cell office:value-type="float" office:value="1.163985" calcext:value-type="float">
            <text:p>1.163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2" calcext:value-type="float">
            <text:p>42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51188" calcext:value-type="float">
            <text:p>0.151188</text:p>
          </table:table-cell>
          <table:table-cell office:value-type="float" office:value="0.513081" calcext:value-type="float">
            <text:p>0.513081</text:p>
          </table:table-cell>
          <table:table-cell table:formula="of:=[.C90]+[.D90]+[.E90]+[.F90]" office:value-type="float" office:value="0.666191" calcext:value-type="float">
            <text:p>0.666191</text:p>
          </table:table-cell>
          <table:table-cell office:value-type="float" office:value="1.809237" calcext:value-type="float">
            <text:p>1.809237</text:p>
          </table:table-cell>
          <table:table-cell office:value-type="float" office:value="1.117119" calcext:value-type="float">
            <text:p>1.117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4" calcext:value-type="float">
            <text:p>44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58776" calcext:value-type="float">
            <text:p>0.158776</text:p>
          </table:table-cell>
          <table:table-cell office:value-type="float" office:value="1.996798" calcext:value-type="float">
            <text:p>1.996798</text:p>
          </table:table-cell>
          <table:table-cell table:formula="of:=[.C91]+[.D91]+[.E91]+[.F91]" office:value-type="float" office:value="2.157125" calcext:value-type="float">
            <text:p>2.157125</text:p>
          </table:table-cell>
          <table:table-cell office:value-type="float" office:value="3.926369" calcext:value-type="float">
            <text:p>3.926369</text:p>
          </table:table-cell>
          <table:table-cell office:value-type="float" office:value="1.112594" calcext:value-type="float">
            <text:p>1.112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6" calcext:value-type="float">
            <text:p>46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78958" calcext:value-type="float">
            <text:p>0.378958</text:p>
          </table:table-cell>
          <table:table-cell office:value-type="float" office:value="0.537885" calcext:value-type="float">
            <text:p>0.537885</text:p>
          </table:table-cell>
          <table:table-cell table:formula="of:=[.C92]+[.D92]+[.E92]+[.F92]" office:value-type="float" office:value="0.917992" calcext:value-type="float">
            <text:p>0.917992</text:p>
          </table:table-cell>
          <table:table-cell office:value-type="float" office:value="2.107155" calcext:value-type="float">
            <text:p>2.107155</text:p>
          </table:table-cell>
          <table:table-cell office:value-type="float" office:value="1.16195" calcext:value-type="float">
            <text:p>1.16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8" calcext:value-type="float">
            <text:p>4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82065" calcext:value-type="float">
            <text:p>0.182065</text:p>
          </table:table-cell>
          <table:table-cell office:value-type="float" office:value="2.265239" calcext:value-type="float">
            <text:p>2.265239</text:p>
          </table:table-cell>
          <table:table-cell table:formula="of:=[.C93]+[.D93]+[.E93]+[.F93]" office:value-type="float" office:value="2.448566" calcext:value-type="float">
            <text:p>2.448566</text:p>
          </table:table-cell>
          <table:table-cell office:value-type="float" office:value="4.240645" calcext:value-type="float">
            <text:p>4.240645</text:p>
          </table:table-cell>
          <table:table-cell office:value-type="float" office:value="1.41215" calcext:value-type="float">
            <text:p>1.41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160804" calcext:value-type="float">
            <text:p>0.160804</text:p>
          </table:table-cell>
          <table:table-cell office:value-type="float" office:value="0.779975" calcext:value-type="float">
            <text:p>0.779975</text:p>
          </table:table-cell>
          <table:table-cell table:formula="of:=[.C94]+[.D94]+[.E94]+[.F94]" office:value-type="float" office:value="0.941871" calcext:value-type="float">
            <text:p>0.941871</text:p>
          </table:table-cell>
          <table:table-cell office:value-type="float" office:value="2.104283" calcext:value-type="float">
            <text:p>2.104283</text:p>
          </table:table-cell>
          <table:table-cell office:value-type="float" office:value="1.161861" calcext:value-type="float">
            <text:p>1.161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2" calcext:value-type="float">
            <text:p>52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182014" calcext:value-type="float">
            <text:p>0.182014</text:p>
          </table:table-cell>
          <table:table-cell office:value-type="float" office:value="0.588238" calcext:value-type="float">
            <text:p>0.588238</text:p>
          </table:table-cell>
          <table:table-cell table:formula="of:=[.C95]+[.D95]+[.E95]+[.F95]" office:value-type="float" office:value="0.770943" calcext:value-type="float">
            <text:p>0.770943</text:p>
          </table:table-cell>
          <table:table-cell office:value-type="float" office:value="1.990082" calcext:value-type="float">
            <text:p>1.990082</text:p>
          </table:table-cell>
          <table:table-cell office:value-type="float" office:value="1.182603" calcext:value-type="float">
            <text:p>1.18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4" calcext:value-type="float">
            <text:p>54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24061" calcext:value-type="float">
            <text:p>0.124061</text:p>
          </table:table-cell>
          <table:table-cell office:value-type="float" office:value="0.712995" calcext:value-type="float">
            <text:p>0.712995</text:p>
          </table:table-cell>
          <table:table-cell table:formula="of:=[.C96]+[.D96]+[.E96]+[.F96]" office:value-type="float" office:value="0.840592" calcext:value-type="float">
            <text:p>0.840592</text:p>
          </table:table-cell>
          <table:table-cell office:value-type="float" office:value="2.335735" calcext:value-type="float">
            <text:p>2.335735</text:p>
          </table:table-cell>
          <table:table-cell office:value-type="float" office:value="1.242049" calcext:value-type="float">
            <text:p>1.242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6" calcext:value-type="float">
            <text:p>5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65959" calcext:value-type="float">
            <text:p>0.165959</text:p>
          </table:table-cell>
          <table:table-cell office:value-type="float" office:value="0.521243" calcext:value-type="float">
            <text:p>0.521243</text:p>
          </table:table-cell>
          <table:table-cell table:formula="of:=[.C97]+[.D97]+[.E97]+[.F97]" office:value-type="float" office:value="0.688327" calcext:value-type="float">
            <text:p>0.688327</text:p>
          </table:table-cell>
          <table:table-cell office:value-type="float" office:value="1.908663" calcext:value-type="float">
            <text:p>1.908663</text:p>
          </table:table-cell>
          <table:table-cell office:value-type="float" office:value="1.180132" calcext:value-type="float">
            <text:p>1.18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8" calcext:value-type="float">
            <text:p>58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153734" calcext:value-type="float">
            <text:p>0.153734</text:p>
          </table:table-cell>
          <table:table-cell office:value-type="float" office:value="0.756161" calcext:value-type="float">
            <text:p>0.756161</text:p>
          </table:table-cell>
          <table:table-cell table:formula="of:=[.C98]+[.D98]+[.E98]+[.F98]" office:value-type="float" office:value="0.910611" calcext:value-type="float">
            <text:p>0.910611</text:p>
          </table:table-cell>
          <table:table-cell office:value-type="float" office:value="2.102726" calcext:value-type="float">
            <text:p>2.102726</text:p>
          </table:table-cell>
          <table:table-cell office:value-type="float" office:value="1.164867" calcext:value-type="float">
            <text:p>1.164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0" calcext:value-type="float">
            <text:p>60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132132" calcext:value-type="float">
            <text:p>0.132132</text:p>
          </table:table-cell>
          <table:table-cell office:value-type="float" office:value="0.621009" calcext:value-type="float">
            <text:p>0.621009</text:p>
          </table:table-cell>
          <table:table-cell table:formula="of:=[.C99]+[.D99]+[.E99]+[.F99]" office:value-type="float" office:value="0.755152" calcext:value-type="float">
            <text:p>0.755152</text:p>
          </table:table-cell>
          <table:table-cell office:value-type="float" office:value="1.992589" calcext:value-type="float">
            <text:p>1.992589</text:p>
          </table:table-cell>
          <table:table-cell office:value-type="float" office:value="1.229237" calcext:value-type="float">
            <text:p>1.229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2" calcext:value-type="float">
            <text:p>6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974511" calcext:value-type="float">
            <text:p>0.974511</text:p>
          </table:table-cell>
          <table:table-cell table:formula="of:=[.C100]+[.D100]+[.E100]+[.F100]" office:value-type="float" office:value="1.175815" calcext:value-type="float">
            <text:p>1.175815</text:p>
          </table:table-cell>
          <table:table-cell office:value-type="float" office:value="3.997786" calcext:value-type="float">
            <text:p>3.997786</text:p>
          </table:table-cell>
          <table:table-cell office:value-type="float" office:value="1.191996" calcext:value-type="float">
            <text:p>1.19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1.854827" calcext:value-type="float">
            <text:p>1.854827</text:p>
          </table:table-cell>
          <table:table-cell table:formula="of:=[.C101]+[.D101]+[.E101]+[.F101]" office:value-type="float" office:value="2.041873" calcext:value-type="float">
            <text:p>2.041873</text:p>
          </table:table-cell>
          <table:table-cell office:value-type="float" office:value="3.235206" calcext:value-type="float">
            <text:p>3.235206</text:p>
          </table:table-cell>
          <table:table-cell office:value-type="float" office:value="1.175203" calcext:value-type="float">
            <text:p>1.175203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>
            <text:p><text:s/>AGGREG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<text:s/>SOS_init</text:p>
          </table:table-cell>
          <table:table-cell table:style-name="ce1" office:value-type="string" calcext:value-type="string">
            <text:p><text:s/>SOS_pack's</text:p>
          </table:table-cell>
          <table:table-cell table:style-name="ce1" office:value-type="string" calcext:value-type="string">
            <text:p><text:s/>SOS_announce</text:p>
          </table:table-cell>
          <table:table-cell table:style-name="ce1" office:value-type="string" calcext:value-type="string">
            <text:p><text:s/>SOS_publish</text:p>
          </table:table-cell>
          <table:table-cell office:value-type="string" calcext:value-type="string">
            <text:p>TOTAL_sos</text:p>
          </table:table-cell>
          <table:table-cell table:style-name="ce1" office:value-type="string" calcext:value-type="string">
            <text:p><text:s/>TOTAL_in_app</text:p>
          </table:table-cell>
          <table:table-cell table:style-name="ce1" office:value-type="string" calcext:value-type="string">
            <text:p><text:s/>NON_SOS_in_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8-MIN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105102" calcext:value-type="float">
            <text:p>0.105102</text:p>
          </table:table-cell>
          <table:table-cell office:value-type="float" office:value="1.831413" calcext:value-type="float">
            <text:p>1.831413</text:p>
          </table:table-cell>
          <table:table-cell table:formula="of:=[.C108]+[.D108]+[.E108]+[.F108]" office:value-type="float" office:value="1.937729" calcext:value-type="float">
            <text:p>1.937729</text:p>
          </table:table-cell>
          <table:table-cell office:value-type="float" office:value="2.962598" calcext:value-type="float">
            <text:p>2.962598</text:p>
          </table:table-cell>
          <table:table-cell office:value-type="float" office:value="1.020525" calcext:value-type="float">
            <text:p>1.02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8-AVG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3.540887" calcext:value-type="float">
            <text:p>3.540887</text:p>
          </table:table-cell>
          <table:table-cell table:formula="of:=[.C109]+[.D109]+[.E109]+[.F109]" office:value-type="float" office:value="4.237376" calcext:value-type="float">
            <text:p>4.237376</text:p>
          </table:table-cell>
          <table:table-cell office:value-type="float" office:value="5.263589" calcext:value-type="float">
            <text:p>5.263589</text:p>
          </table:table-cell>
          <table:table-cell office:value-type="float" office:value="1.026213" calcext:value-type="float">
            <text:p>1.026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8-MAX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1.287791" calcext:value-type="float">
            <text:p>1.287791</text:p>
          </table:table-cell>
          <table:table-cell office:value-type="float" office:value="5.20005" calcext:value-type="float">
            <text:p>5.20005</text:p>
          </table:table-cell>
          <table:table-cell table:formula="of:=[.C110]+[.D110]+[.E110]+[.F110]" office:value-type="float" office:value="6.490691" calcext:value-type="float">
            <text:p>6.490691</text:p>
          </table:table-cell>
          <table:table-cell office:value-type="float" office:value="7.513424" calcext:value-type="float">
            <text:p>7.513424</text:p>
          </table:table-cell>
          <table:table-cell office:value-type="float" office:value="1.031151" calcext:value-type="float">
            <text:p>1.031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32-MIN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140807" calcext:value-type="float">
            <text:p>0.140807</text:p>
          </table:table-cell>
          <table:table-cell office:value-type="float" office:value="1.722988" calcext:value-type="float">
            <text:p>1.722988</text:p>
          </table:table-cell>
          <table:table-cell table:formula="of:=[.C111]+[.D111]+[.E111]+[.F111]" office:value-type="float" office:value="1.865782" calcext:value-type="float">
            <text:p>1.865782</text:p>
          </table:table-cell>
          <table:table-cell office:value-type="float" office:value="3.544102" calcext:value-type="float">
            <text:p>3.544102</text:p>
          </table:table-cell>
          <table:table-cell office:value-type="float" office:value="1.101193" calcext:value-type="float">
            <text:p>1.10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32-AVG</text:p>
          </table:table-cell>
          <table:table-cell office:value-type="float" office:value="8.205327" calcext:value-type="float">
            <text:p>8.205327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3.32195" calcext:value-type="float">
            <text:p>3.32195</text:p>
          </table:table-cell>
          <table:table-cell office:value-type="float" office:value="4.088888" calcext:value-type="float">
            <text:p>4.088888</text:p>
          </table:table-cell>
          <table:table-cell table:formula="of:=[.C112]+[.D112]+[.E112]+[.F112]" office:value-type="float" office:value="15.616186" calcext:value-type="float">
            <text:p>15.616186</text:p>
          </table:table-cell>
          <table:table-cell office:value-type="float" office:value="16.751571" calcext:value-type="float">
            <text:p>16.751571</text:p>
          </table:table-cell>
          <table:table-cell office:value-type="float" office:value="1.135386" calcext:value-type="float">
            <text:p>1.135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32-MAX</text:p>
          </table:table-cell>
          <table:table-cell office:value-type="float" office:value="21.975201" calcext:value-type="float">
            <text:p>21.9752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1.970674" calcext:value-type="float">
            <text:p>21.970674</text:p>
          </table:table-cell>
          <table:table-cell office:value-type="float" office:value="8.215391" calcext:value-type="float">
            <text:p>8.215391</text:p>
          </table:table-cell>
          <table:table-cell table:formula="of:=[.C113]+[.D113]+[.E113]+[.F113]" office:value-type="float" office:value="52.161316" calcext:value-type="float">
            <text:p>52.161316</text:p>
          </table:table-cell>
          <table:table-cell office:value-type="float" office:value="30.37047" calcext:value-type="float">
            <text:p>30.37047</text:p>
          </table:table-cell>
          <table:table-cell office:value-type="float" office:value="1.16803" calcext:value-type="float">
            <text:p>1.1680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H1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heet2.A1:Sheet2.H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d Wood</meta:initial-creator>
    <meta:creation-date>2015-09-10T18:58:11.635116807</meta:creation-date>
    <dc:date>2015-09-11T11:31:53.626905285</dc:date>
    <dc:creator>Chad Wood</dc:creator>
    <meta:editing-duration>PT15H37M53S</meta:editing-duration>
    <meta:editing-cycles>5</meta:editing-cycles>
    <meta:generator>LibreOffice/4.2.8.2$Linux_X86_64 LibreOffice_project/420m0$Build-2</meta:generator>
    <meta:printed-by>Chad Wood</meta:printed-by>
    <meta:print-date>2015-09-10T20:13:50.343850555</meta:print-date>
    <meta:document-statistic meta:table-count="2" meta:cell-count="10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2cm" svg:y="2.956cm" style:legend-expansion="high" chart:style-name="ch2"/>
        <chart:plot-area chart:style-name="ch3" table:cell-range-address="Sheet1.B1:Sheet1.H6" chart:data-source-has-labels="both" svg:x="1.331cm" svg:y="0.18cm" svg:width="10.041cm" svg:height="7.659cm">
          <chartooo:coordinate-region svg:x="1.952cm" svg:y="0.379cm" svg:width="9.233cm" svg:height="6.813cm"/>
          <chart:axis chart:dimension="x" chart:name="primary-x" chart:style-name="ch4" chartooo:axis-type="auto">
            <chartooo:date-scale/>
            <chart:title svg:x="4.495cm" svg:y="8.019cm" chart:style-name="ch5">
              <text:p>Number of App Instances</text:p>
            </chart:title>
            <chart:categories table:cell-range-address="Sheet1.B2:Sheet1.B6"/>
          </chart:axis>
          <chart:axis chart:dimension="y" chart:name="primary-y" chart:style-name="ch4">
            <chart:title svg:x="0.451cm" svg:y="5.164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:Sheet1.C6" chart:label-cell-address="Sheet1.C1:Sheet1.C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series chart:style-name="ch12" chart:values-cell-range-address="Sheet1.G2:Sheet1.G6" chart:label-cell-address="Sheet1.G1:Sheet1.G1" chart:class="chart:line">
            <chart:data-point chart:repeated="5"/>
          </chart:series>
          <chart:series chart:style-name="ch13" chart:values-cell-range-address="Sheet1.H2:Sheet1.H6" chart:label-cell-address="Sheet1.H1:Sheet1.H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S_init</text:p>
                <draw:g>
                  <svg:desc>Sheet1.C1:Sheet1.C1</svg:desc>
                </draw:g>
              </table:table-cell>
              <table:table-cell office:value-type="string">
                <text:p> SOS_pack's</text:p>
                <draw:g>
                  <svg:desc>Sheet1.D1:Sheet1.D1</svg:desc>
                </draw:g>
              </table:table-cell>
              <table:table-cell office:value-type="string">
                <text:p> SOS_announce</text:p>
                <draw:g>
                  <svg:desc>Sheet1.E1:Sheet1.E1</svg:desc>
                </draw:g>
              </table:table-cell>
              <table:table-cell office:value-type="string">
                <text:p> SOS_publish</text:p>
                <draw:g>
                  <svg:desc>Sheet1.F1:Sheet1.F1</svg:desc>
                </draw:g>
              </table:table-cell>
              <table:table-cell office:value-type="string">
                <text:p> TOTAL_in_app</text:p>
                <draw:g>
                  <svg:desc>Sheet1.G1:Sheet1.G1</svg:desc>
                </draw:g>
              </table:table-cell>
              <table:table-cell office:value-type="string">
                <text:p> NON_SOS_in_ap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2:Sheet1.B6</svg:desc>
                </draw:g>
              </table:table-cell>
              <table:table-cell office:value-type="float" office:value="0.001751">
                <text:p>0.001751</text:p>
                <draw:g>
                  <svg:desc>Sheet1.C2:Sheet1.C6</svg:desc>
                </draw:g>
              </table:table-cell>
              <table:table-cell office:value-type="float" office:value="0.000046">
                <text:p>0.000046</text:p>
                <draw:g>
                  <svg:desc>Sheet1.D2:Sheet1.D6</svg:desc>
                </draw:g>
              </table:table-cell>
              <table:table-cell office:value-type="float" office:value="0.329705">
                <text:p>0.329705</text:p>
                <draw:g>
                  <svg:desc>Sheet1.E2:Sheet1.E6</svg:desc>
                </draw:g>
              </table:table-cell>
              <table:table-cell office:value-type="float" office:value="1.855155">
                <text:p>1.855155</text:p>
                <draw:g>
                  <svg:desc>Sheet1.F2:Sheet1.F6</svg:desc>
                </draw:g>
              </table:table-cell>
              <table:table-cell office:value-type="float" office:value="3.198914">
                <text:p>3.198914</text:p>
                <draw:g>
                  <svg:desc>Sheet1.G2:Sheet1.G6</svg:desc>
                </draw:g>
              </table:table-cell>
              <table:table-cell office:value-type="float" office:value="1.012257">
                <text:p>1.012257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835">
                <text:p>0.001835</text:p>
              </table:table-cell>
              <table:table-cell office:value-type="float" office:value="0.000036">
                <text:p>0.000036</text:p>
              </table:table-cell>
              <table:table-cell office:value-type="float" office:value="0.595972">
                <text:p>0.595972</text:p>
              </table:table-cell>
              <table:table-cell office:value-type="float" office:value="3.533413">
                <text:p>3.533413</text:p>
              </table:table-cell>
              <table:table-cell office:value-type="float" office:value="5.158999">
                <text:p>5.158999</text:p>
              </table:table-cell>
              <table:table-cell office:value-type="float" office:value="1.027742">
                <text:p>1.0277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832">
                <text:p>0.002832</text:p>
              </table:table-cell>
              <table:table-cell office:value-type="float" office:value="0.000047">
                <text:p>0.000047</text:p>
              </table:table-cell>
              <table:table-cell office:value-type="float" office:value="0.994617">
                <text:p>0.994617</text:p>
              </table:table-cell>
              <table:table-cell office:value-type="float" office:value="5.240863">
                <text:p>5.240863</text:p>
              </table:table-cell>
              <table:table-cell office:value-type="float" office:value="7.27538">
                <text:p>7.27538</text:p>
              </table:table-cell>
              <table:table-cell office:value-type="float" office:value="1.037022">
                <text:p>1.0370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14448">
                <text:p>2.014448</text:p>
              </table:table-cell>
              <table:table-cell office:value-type="float" office:value="0.000029">
                <text:p>0.000029</text:p>
              </table:table-cell>
              <table:table-cell office:value-type="float" office:value="1.492764">
                <text:p>1.492764</text:p>
              </table:table-cell>
              <table:table-cell office:value-type="float" office:value="4.572158">
                <text:p>4.572158</text:p>
              </table:table-cell>
              <table:table-cell office:value-type="float" office:value="9.134342">
                <text:p>9.134342</text:p>
              </table:table-cell>
              <table:table-cell office:value-type="float" office:value="1.054943">
                <text:p>1.0549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60488">
                <text:p>2.060488</text:p>
              </table:table-cell>
              <table:table-cell office:value-type="float" office:value="0.000029">
                <text:p>0.000029</text:p>
              </table:table-cell>
              <table:table-cell office:value-type="float" office:value="3.024799">
                <text:p>3.024799</text:p>
              </table:table-cell>
              <table:table-cell office:value-type="float" office:value="4.510733">
                <text:p>4.510733</text:p>
              </table:table-cell>
              <table:table-cell office:value-type="float" office:value="10.648805">
                <text:p>10.648805</text:p>
              </table:table-cell>
              <table:table-cell office:value-type="float" office:value="1.052757">
                <text:p>1.052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79cm" svg:height="8.634cm" xlink:href=".." xlink:type="simple" chart:class="chart:line" chart:style-name="ch1">
        <chart:title svg:x="9.915cm" svg:y="0.308cm" chart:style-name="ch2">
          <text:p>MINIMUM Time in SOS___ Functions</text:p>
        </chart:title>
        <chart:subtitle svg:x="8.287cm" svg:y="1.285cm" chart:style-name="ch3">
          <text:p>(Direct-injection into SQLite per/call, 8-core Xeon Workstation)</text:p>
        </chart:subtitle>
        <chart:legend chart:legend-position="end" svg:x="23.521cm" svg:y="3.022cm" style:legend-expansion="high" chart:style-name="ch4"/>
        <chart:plot-area chart:style-name="ch5" table:cell-range-address="Sheet2.B69:Sheet2.G101" chart:data-source-has-labels="both" svg:x="1.558cm" svg:y="2.166cm" svg:width="21.416cm" svg:height="5.315cm">
          <chartooo:coordinate-region svg:x="2.285cm" svg:y="2.366cm" svg:width="20.503cm" svg:height="4.468cm"/>
          <chart:axis chart:dimension="x" chart:name="primary-x" chart:style-name="ch6" chartooo:axis-type="auto">
            <chartooo:date-scale/>
            <chart:title svg:x="11.217cm" svg:y="7.653cm" chart:style-name="ch7">
              <text:p># of Instances</text:p>
            </chart:title>
            <chart:categories table:cell-range-address="Sheet2.B70:Sheet2.B101"/>
            <chart:grid chart:style-name="ch8" chart:class="major"/>
          </chart:axis>
          <chart:axis chart:dimension="y" chart:name="primary-y" chart:style-name="ch6">
            <chart:title svg:x="0.451cm" svg:y="6.005cm" chart:style-name="ch9">
              <text:p>Time (Seconds)</text:p>
            </chart:title>
            <chart:grid chart:style-name="ch8" chart:class="major"/>
          </chart:axis>
          <chart:series chart:style-name="ch10" chart:values-cell-range-address="Sheet2.C70:Sheet2.C101" chart:label-cell-address="Sheet2.C69:Sheet2.C69" chart:class="chart:line">
            <chart:data-point chart:repeated="32"/>
          </chart:series>
          <chart:series chart:style-name="ch11" chart:values-cell-range-address="Sheet2.D70:Sheet2.D101" chart:label-cell-address="Sheet2.D69:Sheet2.D69" chart:class="chart:line">
            <chart:data-point chart:repeated="32"/>
          </chart:series>
          <chart:series chart:style-name="ch12" chart:values-cell-range-address="Sheet2.E70:Sheet2.E101" chart:label-cell-address="Sheet2.E69:Sheet2.E69" chart:class="chart:line">
            <chart:data-point chart:repeated="32"/>
          </chart:series>
          <chart:series chart:style-name="ch13" chart:values-cell-range-address="Sheet2.F70:Sheet2.F101" chart:label-cell-address="Sheet2.F69:Sheet2.F69" chart:class="chart:line">
            <chart:data-point chart:repeated="32"/>
          </chart:series>
          <chart:series chart:style-name="ch14" chart:values-cell-range-address="Sheet2.G70:Sheet2.G101" chart:label-cell-address="Sheet2.G69:Sheet2.G69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S_init</text:p>
                <draw:g>
                  <svg:desc>Sheet2.C69:Sheet2.C69</svg:desc>
                </draw:g>
              </table:table-cell>
              <table:table-cell office:value-type="string">
                <text:p> SOS_pack's</text:p>
                <draw:g>
                  <svg:desc>Sheet2.D69:Sheet2.D69</svg:desc>
                </draw:g>
              </table:table-cell>
              <table:table-cell office:value-type="string">
                <text:p> SOS_announce</text:p>
                <draw:g>
                  <svg:desc>Sheet2.E69:Sheet2.E69</svg:desc>
                </draw:g>
              </table:table-cell>
              <table:table-cell office:value-type="string">
                <text:p> SOS_publish</text:p>
                <draw:g>
                  <svg:desc>Sheet2.F69:Sheet2.F69</svg:desc>
                </draw:g>
              </table:table-cell>
              <table:table-cell office:value-type="string">
                <text:p>TOTAL_sos</text:p>
                <draw:g>
                  <svg:desc>Sheet2.G69:Sheet2.G6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B70:Sheet2.B101</svg:desc>
                </draw:g>
              </table:table-cell>
              <table:table-cell office:value-type="float" office:value="0.001453">
                <text:p>0.001453</text:p>
                <draw:g>
                  <svg:desc>Sheet2.C70:Sheet2.C101</svg:desc>
                </draw:g>
              </table:table-cell>
              <table:table-cell office:value-type="float" office:value="0.000032">
                <text:p>0.000032</text:p>
                <draw:g>
                  <svg:desc>Sheet2.D70:Sheet2.D101</svg:desc>
                </draw:g>
              </table:table-cell>
              <table:table-cell office:value-type="float" office:value="0.240364">
                <text:p>0.240364</text:p>
                <draw:g>
                  <svg:desc>Sheet2.E70:Sheet2.E101</svg:desc>
                </draw:g>
              </table:table-cell>
              <table:table-cell office:value-type="float" office:value="0.621797">
                <text:p>0.621797</text:p>
                <draw:g>
                  <svg:desc>Sheet2.F70:Sheet2.F101</svg:desc>
                </draw:g>
              </table:table-cell>
              <table:table-cell office:value-type="float" office:value="0.863646">
                <text:p>0.863646</text:p>
                <draw:g>
                  <svg:desc>Sheet2.G70:Sheet2.G10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35">
                <text:p>0.000635</text:p>
              </table:table-cell>
              <table:table-cell office:value-type="float" office:value="0.000014">
                <text:p>0.000014</text:p>
              </table:table-cell>
              <table:table-cell office:value-type="float" office:value="0.114864">
                <text:p>0.114864</text:p>
              </table:table-cell>
              <table:table-cell office:value-type="float" office:value="1.058456">
                <text:p>1.058456</text:p>
              </table:table-cell>
              <table:table-cell office:value-type="float" office:value="1.173969">
                <text:p>1.1739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019">
                <text:p>0.000019</text:p>
              </table:table-cell>
              <table:table-cell office:value-type="float" office:value="0.143478">
                <text:p>0.143478</text:p>
              </table:table-cell>
              <table:table-cell office:value-type="float" office:value="1.519437">
                <text:p>1.519437</text:p>
              </table:table-cell>
              <table:table-cell office:value-type="float" office:value="1.663573">
                <text:p>1.6635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88">
                <text:p>0.001188</text:p>
              </table:table-cell>
              <table:table-cell office:value-type="float" office:value="0.000026">
                <text:p>0.000026</text:p>
              </table:table-cell>
              <table:table-cell office:value-type="float" office:value="0.105102">
                <text:p>0.105102</text:p>
              </table:table-cell>
              <table:table-cell office:value-type="float" office:value="1.831413">
                <text:p>1.831413</text:p>
              </table:table-cell>
              <table:table-cell office:value-type="float" office:value="1.937729">
                <text:p>1.937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4">
                <text:p>0.00084</text:p>
              </table:table-cell>
              <table:table-cell office:value-type="float" office:value="0.000018">
                <text:p>0.000018</text:p>
              </table:table-cell>
              <table:table-cell office:value-type="float" office:value="0.107185">
                <text:p>0.107185</text:p>
              </table:table-cell>
              <table:table-cell office:value-type="float" office:value="2.007671">
                <text:p>2.007671</text:p>
              </table:table-cell>
              <table:table-cell office:value-type="float" office:value="2.115714">
                <text:p>2.1157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669">
                <text:p>0.001669</text:p>
              </table:table-cell>
              <table:table-cell office:value-type="float" office:value="0.000023">
                <text:p>0.000023</text:p>
              </table:table-cell>
              <table:table-cell office:value-type="float" office:value="0.101091">
                <text:p>0.101091</text:p>
              </table:table-cell>
              <table:table-cell office:value-type="float" office:value="2.478981">
                <text:p>2.478981</text:p>
              </table:table-cell>
              <table:table-cell office:value-type="float" office:value="2.581764">
                <text:p>2.5817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743">
                <text:p>0.001743</text:p>
              </table:table-cell>
              <table:table-cell office:value-type="float" office:value="0.000031">
                <text:p>0.000031</text:p>
              </table:table-cell>
              <table:table-cell office:value-type="float" office:value="0.129012">
                <text:p>0.129012</text:p>
              </table:table-cell>
              <table:table-cell office:value-type="float" office:value="0.857348">
                <text:p>0.857348</text:p>
              </table:table-cell>
              <table:table-cell office:value-type="float" office:value="0.988134">
                <text:p>0.9881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04">
                <text:p>0.001204</text:p>
              </table:table-cell>
              <table:table-cell office:value-type="float" office:value="0.000017">
                <text:p>0.000017</text:p>
              </table:table-cell>
              <table:table-cell office:value-type="float" office:value="0.145606">
                <text:p>0.145606</text:p>
              </table:table-cell>
              <table:table-cell office:value-type="float" office:value="2.08592">
                <text:p>2.08592</text:p>
              </table:table-cell>
              <table:table-cell office:value-type="float" office:value="2.232747">
                <text:p>2.2327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116">
                <text:p>0.001116</text:p>
              </table:table-cell>
              <table:table-cell office:value-type="float" office:value="0.000015">
                <text:p>0.000015</text:p>
              </table:table-cell>
              <table:table-cell office:value-type="float" office:value="0.11756">
                <text:p>0.11756</text:p>
              </table:table-cell>
              <table:table-cell office:value-type="float" office:value="1.409952">
                <text:p>1.409952</text:p>
              </table:table-cell>
              <table:table-cell office:value-type="float" office:value="1.528643">
                <text:p>1.5286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48">
                <text:p>0.00148</text:p>
              </table:table-cell>
              <table:table-cell office:value-type="float" office:value="0.000015">
                <text:p>0.000015</text:p>
              </table:table-cell>
              <table:table-cell office:value-type="float" office:value="0.118956">
                <text:p>0.118956</text:p>
              </table:table-cell>
              <table:table-cell office:value-type="float" office:value="2.414036">
                <text:p>2.414036</text:p>
              </table:table-cell>
              <table:table-cell office:value-type="float" office:value="2.534487">
                <text:p>2.53448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1703">
                <text:p>0.001703</text:p>
              </table:table-cell>
              <table:table-cell office:value-type="float" office:value="0.000019">
                <text:p>0.000019</text:p>
              </table:table-cell>
              <table:table-cell office:value-type="float" office:value="0.127361">
                <text:p>0.127361</text:p>
              </table:table-cell>
              <table:table-cell office:value-type="float" office:value="0.729866">
                <text:p>0.729866</text:p>
              </table:table-cell>
              <table:table-cell office:value-type="float" office:value="0.858949">
                <text:p>0.8589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014">
                <text:p>0.000014</text:p>
              </table:table-cell>
              <table:table-cell office:value-type="float" office:value="0.095172">
                <text:p>0.095172</text:p>
              </table:table-cell>
              <table:table-cell office:value-type="float" office:value="2.341774">
                <text:p>2.341774</text:p>
              </table:table-cell>
              <table:table-cell office:value-type="float" office:value="2.438132">
                <text:p>2.4381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012">
                <text:p>0.000012</text:p>
              </table:table-cell>
              <table:table-cell office:value-type="float" office:value="0.122235">
                <text:p>0.122235</text:p>
              </table:table-cell>
              <table:table-cell office:value-type="float" office:value="1.066438">
                <text:p>1.066438</text:p>
              </table:table-cell>
              <table:table-cell office:value-type="float" office:value="1.189481">
                <text:p>1.1894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012">
                <text:p>0.000012</text:p>
              </table:table-cell>
              <table:table-cell office:value-type="float" office:value="0.185505">
                <text:p>0.185505</text:p>
              </table:table-cell>
              <table:table-cell office:value-type="float" office:value="1.502148">
                <text:p>1.502148</text:p>
              </table:table-cell>
              <table:table-cell office:value-type="float" office:value="1.689104">
                <text:p>1.6891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362">
                <text:p>0.002362</text:p>
              </table:table-cell>
              <table:table-cell office:value-type="float" office:value="0.000016">
                <text:p>0.000016</text:p>
              </table:table-cell>
              <table:table-cell office:value-type="float" office:value="0.150595">
                <text:p>0.150595</text:p>
              </table:table-cell>
              <table:table-cell office:value-type="float" office:value="1.32225">
                <text:p>1.32225</text:p>
              </table:table-cell>
              <table:table-cell office:value-type="float" office:value="1.475223">
                <text:p>1.4752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975">
                <text:p>0.001975</text:p>
              </table:table-cell>
              <table:table-cell office:value-type="float" office:value="0.000012">
                <text:p>0.000012</text:p>
              </table:table-cell>
              <table:table-cell office:value-type="float" office:value="0.140807">
                <text:p>0.140807</text:p>
              </table:table-cell>
              <table:table-cell office:value-type="float" office:value="1.722988">
                <text:p>1.722988</text:p>
              </table:table-cell>
              <table:table-cell office:value-type="float" office:value="1.865782">
                <text:p>1.86578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943">
                <text:p>0.000943</text:p>
              </table:table-cell>
              <table:table-cell office:value-type="float" office:value="0.000014">
                <text:p>0.000014</text:p>
              </table:table-cell>
              <table:table-cell office:value-type="float" office:value="0.114021">
                <text:p>0.114021</text:p>
              </table:table-cell>
              <table:table-cell office:value-type="float" office:value="0.571486">
                <text:p>0.571486</text:p>
              </table:table-cell>
              <table:table-cell office:value-type="float" office:value="0.686464">
                <text:p>0.6864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0016">
                <text:p>0.000016</text:p>
              </table:table-cell>
              <table:table-cell office:value-type="float" office:value="0.137754">
                <text:p>0.137754</text:p>
              </table:table-cell>
              <table:table-cell office:value-type="float" office:value="0.513016">
                <text:p>0.513016</text:p>
              </table:table-cell>
              <table:table-cell office:value-type="float" office:value="0.652133">
                <text:p>0.6521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2945">
                <text:p>0.002945</text:p>
              </table:table-cell>
              <table:table-cell office:value-type="float" office:value="0.000016">
                <text:p>0.000016</text:p>
              </table:table-cell>
              <table:table-cell office:value-type="float" office:value="0.196405">
                <text:p>0.196405</text:p>
              </table:table-cell>
              <table:table-cell office:value-type="float" office:value="0.898781">
                <text:p>0.898781</text:p>
              </table:table-cell>
              <table:table-cell office:value-type="float" office:value="1.098147">
                <text:p>1.0981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0013">
                <text:p>0.000013</text:p>
              </table:table-cell>
              <table:table-cell office:value-type="float" office:value="0.15952">
                <text:p>0.15952</text:p>
              </table:table-cell>
              <table:table-cell office:value-type="float" office:value="0.613675">
                <text:p>0.613675</text:p>
              </table:table-cell>
              <table:table-cell office:value-type="float" office:value="0.776776">
                <text:p>0.7767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1906">
                <text:p>0.001906</text:p>
              </table:table-cell>
              <table:table-cell office:value-type="float" office:value="0.000016">
                <text:p>0.000016</text:p>
              </table:table-cell>
              <table:table-cell office:value-type="float" office:value="0.151188">
                <text:p>0.151188</text:p>
              </table:table-cell>
              <table:table-cell office:value-type="float" office:value="0.513081">
                <text:p>0.513081</text:p>
              </table:table-cell>
              <table:table-cell office:value-type="float" office:value="0.666191">
                <text:p>0.66619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1535">
                <text:p>0.001535</text:p>
              </table:table-cell>
              <table:table-cell office:value-type="float" office:value="0.000016">
                <text:p>0.000016</text:p>
              </table:table-cell>
              <table:table-cell office:value-type="float" office:value="0.158776">
                <text:p>0.158776</text:p>
              </table:table-cell>
              <table:table-cell office:value-type="float" office:value="1.996798">
                <text:p>1.996798</text:p>
              </table:table-cell>
              <table:table-cell office:value-type="float" office:value="2.157125">
                <text:p>2.1571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1133">
                <text:p>0.001133</text:p>
              </table:table-cell>
              <table:table-cell office:value-type="float" office:value="0.000016">
                <text:p>0.000016</text:p>
              </table:table-cell>
              <table:table-cell office:value-type="float" office:value="0.378958">
                <text:p>0.378958</text:p>
              </table:table-cell>
              <table:table-cell office:value-type="float" office:value="0.537885">
                <text:p>0.537885</text:p>
              </table:table-cell>
              <table:table-cell office:value-type="float" office:value="0.917992">
                <text:p>0.91799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015">
                <text:p>0.000015</text:p>
              </table:table-cell>
              <table:table-cell office:value-type="float" office:value="0.182065">
                <text:p>0.182065</text:p>
              </table:table-cell>
              <table:table-cell office:value-type="float" office:value="2.265239">
                <text:p>2.265239</text:p>
              </table:table-cell>
              <table:table-cell office:value-type="float" office:value="2.448566">
                <text:p>2.4485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078">
                <text:p>0.001078</text:p>
              </table:table-cell>
              <table:table-cell office:value-type="float" office:value="0.000014">
                <text:p>0.000014</text:p>
              </table:table-cell>
              <table:table-cell office:value-type="float" office:value="0.160804">
                <text:p>0.160804</text:p>
              </table:table-cell>
              <table:table-cell office:value-type="float" office:value="0.779975">
                <text:p>0.779975</text:p>
              </table:table-cell>
              <table:table-cell office:value-type="float" office:value="0.941871">
                <text:p>0.94187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013">
                <text:p>0.000013</text:p>
              </table:table-cell>
              <table:table-cell office:value-type="float" office:value="0.182014">
                <text:p>0.182014</text:p>
              </table:table-cell>
              <table:table-cell office:value-type="float" office:value="0.588238">
                <text:p>0.588238</text:p>
              </table:table-cell>
              <table:table-cell office:value-type="float" office:value="0.770943">
                <text:p>0.7709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0015">
                <text:p>0.000015</text:p>
              </table:table-cell>
              <table:table-cell office:value-type="float" office:value="0.124061">
                <text:p>0.124061</text:p>
              </table:table-cell>
              <table:table-cell office:value-type="float" office:value="0.712995">
                <text:p>0.712995</text:p>
              </table:table-cell>
              <table:table-cell office:value-type="float" office:value="0.840592">
                <text:p>0.84059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0111">
                <text:p>0.00111</text:p>
              </table:table-cell>
              <table:table-cell office:value-type="float" office:value="0.000015">
                <text:p>0.000015</text:p>
              </table:table-cell>
              <table:table-cell office:value-type="float" office:value="0.165959">
                <text:p>0.165959</text:p>
              </table:table-cell>
              <table:table-cell office:value-type="float" office:value="0.521243">
                <text:p>0.521243</text:p>
              </table:table-cell>
              <table:table-cell office:value-type="float" office:value="0.688327">
                <text:p>0.6883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014">
                <text:p>0.000014</text:p>
              </table:table-cell>
              <table:table-cell office:value-type="float" office:value="0.153734">
                <text:p>0.153734</text:p>
              </table:table-cell>
              <table:table-cell office:value-type="float" office:value="0.756161">
                <text:p>0.756161</text:p>
              </table:table-cell>
              <table:table-cell office:value-type="float" office:value="0.910611">
                <text:p>0.9106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995">
                <text:p>0.001995</text:p>
              </table:table-cell>
              <table:table-cell office:value-type="float" office:value="0.000016">
                <text:p>0.000016</text:p>
              </table:table-cell>
              <table:table-cell office:value-type="float" office:value="0.132132">
                <text:p>0.132132</text:p>
              </table:table-cell>
              <table:table-cell office:value-type="float" office:value="0.621009">
                <text:p>0.621009</text:p>
              </table:table-cell>
              <table:table-cell office:value-type="float" office:value="0.755152">
                <text:p>0.7551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0255">
                <text:p>0.00255</text:p>
              </table:table-cell>
              <table:table-cell office:value-type="float" office:value="0.000014">
                <text:p>0.000014</text:p>
              </table:table-cell>
              <table:table-cell office:value-type="float" office:value="0.19874">
                <text:p>0.19874</text:p>
              </table:table-cell>
              <table:table-cell office:value-type="float" office:value="0.974511">
                <text:p>0.974511</text:p>
              </table:table-cell>
              <table:table-cell office:value-type="float" office:value="1.175815">
                <text:p>1.1758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006">
                <text:p>0.002006</text:p>
              </table:table-cell>
              <table:table-cell office:value-type="float" office:value="0.000017">
                <text:p>0.000017</text:p>
              </table:table-cell>
              <table:table-cell office:value-type="float" office:value="0.185023">
                <text:p>0.185023</text:p>
              </table:table-cell>
              <table:table-cell office:value-type="float" office:value="1.854827">
                <text:p>1.854827</text:p>
              </table:table-cell>
              <table:table-cell office:value-type="float" office:value="2.041873">
                <text:p>2.041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cm" svg:height="9.544cm" xlink:href=".." xlink:type="simple" chart:class="chart:line" chart:style-name="ch1">
        <chart:title svg:x="9.756cm" svg:y="0.326cm" chart:style-name="ch2">
          <text:p>MAXIMUM Time in SOS____ Functions</text:p>
        </chart:title>
        <chart:subtitle svg:x="8.313cm" svg:y="1.321cm" chart:style-name="ch3">
          <text:p>(Direct-injection into SQLite per/call, 8-core Xeon Workstation)</text:p>
        </chart:subtitle>
        <chart:legend chart:legend-position="end" svg:x="23.572cm" svg:y="3.477cm" style:legend-expansion="high" chart:style-name="ch4"/>
        <chart:plot-area chart:style-name="ch5" table:cell-range-address="Sheet2.B35:Sheet2.G67" chart:data-source-has-labels="both" svg:x="1.559cm" svg:y="2.22cm" svg:width="21.465cm" svg:height="6.153cm">
          <chartooo:coordinate-region svg:x="2.366cm" svg:y="2.419cm" svg:width="20.472cm" svg:height="5.307cm"/>
          <chart:axis chart:dimension="x" chart:name="primary-x" chart:style-name="ch6" chartooo:axis-type="auto">
            <chartooo:date-scale/>
            <chart:title svg:x="11.242cm" svg:y="8.563cm" chart:style-name="ch7">
              <text:p># of Instances</text:p>
            </chart:title>
            <chart:categories table:cell-range-address="Sheet2.B36:Sheet2.B67"/>
            <chart:grid chart:style-name="ch8" chart:class="major"/>
          </chart:axis>
          <chart:axis chart:dimension="y" chart:name="primary-y" chart:style-name="ch6">
            <chart:title svg:x="0.451cm" svg:y="6.478cm" chart:style-name="ch9">
              <text:p>Time (Seconds)</text:p>
            </chart:title>
            <chart:grid chart:style-name="ch8" chart:class="major"/>
          </chart:axis>
          <chart:series chart:style-name="ch10" chart:values-cell-range-address="Sheet2.C36:Sheet2.C67" chart:label-cell-address="Sheet2.C35:Sheet2.C35" chart:class="chart:line">
            <chart:data-point chart:repeated="32"/>
          </chart:series>
          <chart:series chart:style-name="ch11" chart:values-cell-range-address="Sheet2.D36:Sheet2.D67" chart:label-cell-address="Sheet2.D35:Sheet2.D35" chart:class="chart:line">
            <chart:data-point chart:repeated="32"/>
          </chart:series>
          <chart:series chart:style-name="ch12" chart:values-cell-range-address="Sheet2.E36:Sheet2.E67" chart:label-cell-address="Sheet2.E35:Sheet2.E35" chart:class="chart:line">
            <chart:data-point chart:repeated="32"/>
          </chart:series>
          <chart:series chart:style-name="ch13" chart:values-cell-range-address="Sheet2.F36:Sheet2.F67" chart:label-cell-address="Sheet2.F35:Sheet2.F35" chart:class="chart:line">
            <chart:data-point chart:repeated="32"/>
          </chart:series>
          <chart:series chart:style-name="ch14" chart:values-cell-range-address="Sheet2.G36:Sheet2.G67" chart:label-cell-address="Sheet2.G35:Sheet2.G35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S_init</text:p>
                <draw:g>
                  <svg:desc>Sheet2.C35:Sheet2.C35</svg:desc>
                </draw:g>
              </table:table-cell>
              <table:table-cell office:value-type="string">
                <text:p> SOS_pack's</text:p>
                <draw:g>
                  <svg:desc>Sheet2.D35:Sheet2.D35</svg:desc>
                </draw:g>
              </table:table-cell>
              <table:table-cell office:value-type="string">
                <text:p> SOS_announce</text:p>
                <draw:g>
                  <svg:desc>Sheet2.E35:Sheet2.E35</svg:desc>
                </draw:g>
              </table:table-cell>
              <table:table-cell office:value-type="string">
                <text:p> SOS_publish</text:p>
                <draw:g>
                  <svg:desc>Sheet2.F35:Sheet2.F35</svg:desc>
                </draw:g>
              </table:table-cell>
              <table:table-cell office:value-type="string">
                <text:p>TOTAL_sos</text:p>
                <draw:g>
                  <svg:desc>Sheet2.G35:Sheet2.G3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B36:Sheet2.B67</svg:desc>
                </draw:g>
              </table:table-cell>
              <table:table-cell office:value-type="float" office:value="0.001584">
                <text:p>0.001584</text:p>
                <draw:g>
                  <svg:desc>Sheet2.C36:Sheet2.C67</svg:desc>
                </draw:g>
              </table:table-cell>
              <table:table-cell office:value-type="float" office:value="0.000033">
                <text:p>0.000033</text:p>
                <draw:g>
                  <svg:desc>Sheet2.D36:Sheet2.D67</svg:desc>
                </draw:g>
              </table:table-cell>
              <table:table-cell office:value-type="float" office:value="0.349687">
                <text:p>0.349687</text:p>
                <draw:g>
                  <svg:desc>Sheet2.E36:Sheet2.E67</svg:desc>
                </draw:g>
              </table:table-cell>
              <table:table-cell office:value-type="float" office:value="0.949602">
                <text:p>0.949602</text:p>
                <draw:g>
                  <svg:desc>Sheet2.F36:Sheet2.F67</svg:desc>
                </draw:g>
              </table:table-cell>
              <table:table-cell office:value-type="float" office:value="1.300906">
                <text:p>1.300906</text:p>
                <draw:g>
                  <svg:desc>Sheet2.G36:Sheet2.G6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862">
                <text:p>0.000862</text:p>
              </table:table-cell>
              <table:table-cell office:value-type="float" office:value="0.000033">
                <text:p>0.000033</text:p>
              </table:table-cell>
              <table:table-cell office:value-type="float" office:value="0.652333">
                <text:p>0.652333</text:p>
              </table:table-cell>
              <table:table-cell office:value-type="float" office:value="2.569824">
                <text:p>2.569824</text:p>
              </table:table-cell>
              <table:table-cell office:value-type="float" office:value="3.223052">
                <text:p>3.2230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043">
                <text:p>0.000043</text:p>
              </table:table-cell>
              <table:table-cell office:value-type="float" office:value="0.907727">
                <text:p>0.907727</text:p>
              </table:table-cell>
              <table:table-cell office:value-type="float" office:value="4.065717">
                <text:p>4.065717</text:p>
              </table:table-cell>
              <table:table-cell office:value-type="float" office:value="4.974589">
                <text:p>4.9745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2761">
                <text:p>0.002761</text:p>
              </table:table-cell>
              <table:table-cell office:value-type="float" office:value="0.000089">
                <text:p>0.000089</text:p>
              </table:table-cell>
              <table:table-cell office:value-type="float" office:value="1.287791">
                <text:p>1.287791</text:p>
              </table:table-cell>
              <table:table-cell office:value-type="float" office:value="5.20005">
                <text:p>5.20005</text:p>
              </table:table-cell>
              <table:table-cell office:value-type="float" office:value="6.490691">
                <text:p>6.490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6334">
                <text:p>0.106334</text:p>
              </table:table-cell>
              <table:table-cell office:value-type="float" office:value="0.000074">
                <text:p>0.000074</text:p>
              </table:table-cell>
              <table:table-cell office:value-type="float" office:value="2.158422">
                <text:p>2.158422</text:p>
              </table:table-cell>
              <table:table-cell office:value-type="float" office:value="6.131175">
                <text:p>6.131175</text:p>
              </table:table-cell>
              <table:table-cell office:value-type="float" office:value="8.396005">
                <text:p>8.3960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4263">
                <text:p>0.004263</text:p>
              </table:table-cell>
              <table:table-cell office:value-type="float" office:value="0.000066">
                <text:p>0.000066</text:p>
              </table:table-cell>
              <table:table-cell office:value-type="float" office:value="1.921592">
                <text:p>1.921592</text:p>
              </table:table-cell>
              <table:table-cell office:value-type="float" office:value="8.352905">
                <text:p>8.352905</text:p>
              </table:table-cell>
              <table:table-cell office:value-type="float" office:value="10.278826">
                <text:p>10.2788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2826">
                <text:p>0.12826</text:p>
              </table:table-cell>
              <table:table-cell office:value-type="float" office:value="0.000058">
                <text:p>0.000058</text:p>
              </table:table-cell>
              <table:table-cell office:value-type="float" office:value="10.949996">
                <text:p>10.949996</text:p>
              </table:table-cell>
              <table:table-cell office:value-type="float" office:value="8.143654">
                <text:p>8.143654</text:p>
              </table:table-cell>
              <table:table-cell office:value-type="float" office:value="19.221968">
                <text:p>19.2219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6399">
                <text:p>0.146399</text:p>
              </table:table-cell>
              <table:table-cell office:value-type="float" office:value="0.000058">
                <text:p>0.000058</text:p>
              </table:table-cell>
              <table:table-cell office:value-type="float" office:value="11.533842">
                <text:p>11.533842</text:p>
              </table:table-cell>
              <table:table-cell office:value-type="float" office:value="8.02491">
                <text:p>8.02491</text:p>
              </table:table-cell>
              <table:table-cell office:value-type="float" office:value="19.705209">
                <text:p>19.7052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747785">
                <text:p>10.747785</text:p>
              </table:table-cell>
              <table:table-cell office:value-type="float" office:value="0.000036">
                <text:p>0.000036</text:p>
              </table:table-cell>
              <table:table-cell office:value-type="float" office:value="11.03901">
                <text:p>11.03901</text:p>
              </table:table-cell>
              <table:table-cell office:value-type="float" office:value="7.60899">
                <text:p>7.60899</text:p>
              </table:table-cell>
              <table:table-cell office:value-type="float" office:value="29.395821">
                <text:p>29.395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704124">
                <text:p>10.704124</text:p>
              </table:table-cell>
              <table:table-cell office:value-type="float" office:value="0.000044">
                <text:p>0.000044</text:p>
              </table:table-cell>
              <table:table-cell office:value-type="float" office:value="11.587962">
                <text:p>11.587962</text:p>
              </table:table-cell>
              <table:table-cell office:value-type="float" office:value="8.605763">
                <text:p>8.605763</text:p>
              </table:table-cell>
              <table:table-cell office:value-type="float" office:value="30.897893">
                <text:p>30.8978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.134358">
                <text:p>18.134358</text:p>
              </table:table-cell>
              <table:table-cell office:value-type="float" office:value="0.000044">
                <text:p>0.000044</text:p>
              </table:table-cell>
              <table:table-cell office:value-type="float" office:value="11.500321">
                <text:p>11.500321</text:p>
              </table:table-cell>
              <table:table-cell office:value-type="float" office:value="8.455702">
                <text:p>8.455702</text:p>
              </table:table-cell>
              <table:table-cell office:value-type="float" office:value="38.090425">
                <text:p>38.090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.013235">
                <text:p>17.013235</text:p>
              </table:table-cell>
              <table:table-cell office:value-type="float" office:value="0.000037">
                <text:p>0.000037</text:p>
              </table:table-cell>
              <table:table-cell office:value-type="float" office:value="14.487594">
                <text:p>14.487594</text:p>
              </table:table-cell>
              <table:table-cell office:value-type="float" office:value="9.349073">
                <text:p>9.349073</text:p>
              </table:table-cell>
              <table:table-cell office:value-type="float" office:value="40.849939">
                <text:p>40.8499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.286311">
                <text:p>19.286311</text:p>
              </table:table-cell>
              <table:table-cell office:value-type="float" office:value="0.000065">
                <text:p>0.000065</text:p>
              </table:table-cell>
              <table:table-cell office:value-type="float" office:value="7.360621">
                <text:p>7.360621</text:p>
              </table:table-cell>
              <table:table-cell office:value-type="float" office:value="8.074181">
                <text:p>8.074181</text:p>
              </table:table-cell>
              <table:table-cell office:value-type="float" office:value="34.721178">
                <text:p>34.7211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.184383">
                <text:p>29.184383</text:p>
              </table:table-cell>
              <table:table-cell office:value-type="float" office:value="0.000038">
                <text:p>0.000038</text:p>
              </table:table-cell>
              <table:table-cell office:value-type="float" office:value="16.238778">
                <text:p>16.238778</text:p>
              </table:table-cell>
              <table:table-cell office:value-type="float" office:value="13.747515">
                <text:p>13.747515</text:p>
              </table:table-cell>
              <table:table-cell office:value-type="float" office:value="59.170714">
                <text:p>59.1707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646552">
                <text:p>18.646552</text:p>
              </table:table-cell>
              <table:table-cell office:value-type="float" office:value="0.000038">
                <text:p>0.000038</text:p>
              </table:table-cell>
              <table:table-cell office:value-type="float" office:value="7.31011">
                <text:p>7.31011</text:p>
              </table:table-cell>
              <table:table-cell office:value-type="float" office:value="7.134931">
                <text:p>7.134931</text:p>
              </table:table-cell>
              <table:table-cell office:value-type="float" office:value="33.091631">
                <text:p>33.0916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.975201">
                <text:p>21.975201</text:p>
              </table:table-cell>
              <table:table-cell office:value-type="float" office:value="0.00005">
                <text:p>0.00005</text:p>
              </table:table-cell>
              <table:table-cell office:value-type="float" office:value="21.970674">
                <text:p>21.970674</text:p>
              </table:table-cell>
              <table:table-cell office:value-type="float" office:value="8.215391">
                <text:p>8.215391</text:p>
              </table:table-cell>
              <table:table-cell office:value-type="float" office:value="52.161316">
                <text:p>52.1613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.048205">
                <text:p>31.048205</text:p>
              </table:table-cell>
              <table:table-cell office:value-type="float" office:value="0.000253">
                <text:p>0.000253</text:p>
              </table:table-cell>
              <table:table-cell office:value-type="float" office:value="7.637676">
                <text:p>7.637676</text:p>
              </table:table-cell>
              <table:table-cell office:value-type="float" office:value="8.067258">
                <text:p>8.067258</text:p>
              </table:table-cell>
              <table:table-cell office:value-type="float" office:value="46.753392">
                <text:p>46.75339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.317146">
                <text:p>29.317146</text:p>
              </table:table-cell>
              <table:table-cell office:value-type="float" office:value="0.000051">
                <text:p>0.000051</text:p>
              </table:table-cell>
              <table:table-cell office:value-type="float" office:value="7.743846">
                <text:p>7.743846</text:p>
              </table:table-cell>
              <table:table-cell office:value-type="float" office:value="8.850455">
                <text:p>8.850455</text:p>
              </table:table-cell>
              <table:table-cell office:value-type="float" office:value="45.911498">
                <text:p>45.9114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.710925">
                <text:p>39.710925</text:p>
              </table:table-cell>
              <table:table-cell office:value-type="float" office:value="0.000044">
                <text:p>0.000044</text:p>
              </table:table-cell>
              <table:table-cell office:value-type="float" office:value="19.499339">
                <text:p>19.499339</text:p>
              </table:table-cell>
              <table:table-cell office:value-type="float" office:value="14.995739">
                <text:p>14.995739</text:p>
              </table:table-cell>
              <table:table-cell office:value-type="float" office:value="74.206047">
                <text:p>74.2060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.243057">
                <text:p>33.243057</text:p>
              </table:table-cell>
              <table:table-cell office:value-type="float" office:value="0.00006">
                <text:p>0.00006</text:p>
              </table:table-cell>
              <table:table-cell office:value-type="float" office:value="20.303934">
                <text:p>20.303934</text:p>
              </table:table-cell>
              <table:table-cell office:value-type="float" office:value="7.386282">
                <text:p>7.386282</text:p>
              </table:table-cell>
              <table:table-cell office:value-type="float" office:value="60.933333">
                <text:p>60.93333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.720711">
                <text:p>42.720711</text:p>
              </table:table-cell>
              <table:table-cell office:value-type="float" office:value="0.000041">
                <text:p>0.000041</text:p>
              </table:table-cell>
              <table:table-cell office:value-type="float" office:value="31.246772">
                <text:p>31.246772</text:p>
              </table:table-cell>
              <table:table-cell office:value-type="float" office:value="7.800088">
                <text:p>7.800088</text:p>
              </table:table-cell>
              <table:table-cell office:value-type="float" office:value="81.767612">
                <text:p>81.7676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1.373787">
                <text:p>41.373787</text:p>
              </table:table-cell>
              <table:table-cell office:value-type="float" office:value="0.000067">
                <text:p>0.000067</text:p>
              </table:table-cell>
              <table:table-cell office:value-type="float" office:value="42.268789">
                <text:p>42.268789</text:p>
              </table:table-cell>
              <table:table-cell office:value-type="float" office:value="8.669514">
                <text:p>8.669514</text:p>
              </table:table-cell>
              <table:table-cell office:value-type="float" office:value="92.312157">
                <text:p>92.31215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7.236826">
                <text:p>57.236826</text:p>
              </table:table-cell>
              <table:table-cell office:value-type="float" office:value="0.000069">
                <text:p>0.000069</text:p>
              </table:table-cell>
              <table:table-cell office:value-type="float" office:value="49.388348">
                <text:p>49.388348</text:p>
              </table:table-cell>
              <table:table-cell office:value-type="float" office:value="11.370335">
                <text:p>11.370335</text:p>
              </table:table-cell>
              <table:table-cell office:value-type="float" office:value="117.995578">
                <text:p>117.99557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.272441">
                <text:p>49.272441</text:p>
              </table:table-cell>
              <table:table-cell office:value-type="float" office:value="0.000037">
                <text:p>0.000037</text:p>
              </table:table-cell>
              <table:table-cell office:value-type="float" office:value="49.272624">
                <text:p>49.272624</text:p>
              </table:table-cell>
              <table:table-cell office:value-type="float" office:value="11.021889">
                <text:p>11.021889</text:p>
              </table:table-cell>
              <table:table-cell office:value-type="float" office:value="109.566991">
                <text:p>109.5669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.099439">
                <text:p>63.099439</text:p>
              </table:table-cell>
              <table:table-cell office:value-type="float" office:value="0.002218">
                <text:p>0.002218</text:p>
              </table:table-cell>
              <table:table-cell office:value-type="float" office:value="6.764168">
                <text:p>6.764168</text:p>
              </table:table-cell>
              <table:table-cell office:value-type="float" office:value="6.561698">
                <text:p>6.561698</text:p>
              </table:table-cell>
              <table:table-cell office:value-type="float" office:value="76.427523">
                <text:p>76.42752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4.154042">
                <text:p>44.154042</text:p>
              </table:table-cell>
              <table:table-cell office:value-type="float" office:value="0.000049">
                <text:p>0.000049</text:p>
              </table:table-cell>
              <table:table-cell office:value-type="float" office:value="19.184354">
                <text:p>19.184354</text:p>
              </table:table-cell>
              <table:table-cell office:value-type="float" office:value="7.868092">
                <text:p>7.868092</text:p>
              </table:table-cell>
              <table:table-cell office:value-type="float" office:value="71.206537">
                <text:p>71.20653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3.130183">
                <text:p>63.130183</text:p>
              </table:table-cell>
              <table:table-cell office:value-type="float" office:value="0.00106">
                <text:p>0.00106</text:p>
              </table:table-cell>
              <table:table-cell office:value-type="float" office:value="15.176256">
                <text:p>15.176256</text:p>
              </table:table-cell>
              <table:table-cell office:value-type="float" office:value="8.374237">
                <text:p>8.374237</text:p>
              </table:table-cell>
              <table:table-cell office:value-type="float" office:value="86.681736">
                <text:p>86.6817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3.105866">
                <text:p>63.105866</text:p>
              </table:table-cell>
              <table:table-cell office:value-type="float" office:value="0.00519">
                <text:p>0.00519</text:p>
              </table:table-cell>
              <table:table-cell office:value-type="float" office:value="16.083986">
                <text:p>16.083986</text:p>
              </table:table-cell>
              <table:table-cell office:value-type="float" office:value="11.706142">
                <text:p>11.706142</text:p>
              </table:table-cell>
              <table:table-cell office:value-type="float" office:value="90.901184">
                <text:p>90.9011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3.093401">
                <text:p>63.093401</text:p>
              </table:table-cell>
              <table:table-cell office:value-type="float" office:value="0.000072">
                <text:p>0.000072</text:p>
              </table:table-cell>
              <table:table-cell office:value-type="float" office:value="18.947312">
                <text:p>18.947312</text:p>
              </table:table-cell>
              <table:table-cell office:value-type="float" office:value="9.545392">
                <text:p>9.545392</text:p>
              </table:table-cell>
              <table:table-cell office:value-type="float" office:value="91.586177">
                <text:p>91.5861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.45534">
                <text:p>63.45534</text:p>
              </table:table-cell>
              <table:table-cell office:value-type="float" office:value="0.000041">
                <text:p>0.000041</text:p>
              </table:table-cell>
              <table:table-cell office:value-type="float" office:value="12.051902">
                <text:p>12.051902</text:p>
              </table:table-cell>
              <table:table-cell office:value-type="float" office:value="10.999393">
                <text:p>10.999393</text:p>
              </table:table-cell>
              <table:table-cell office:value-type="float" office:value="86.506676">
                <text:p>86.50667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3.340746">
                <text:p>73.340746</text:p>
              </table:table-cell>
              <table:table-cell office:value-type="float" office:value="0.000049">
                <text:p>0.000049</text:p>
              </table:table-cell>
              <table:table-cell office:value-type="float" office:value="63.488079">
                <text:p>63.488079</text:p>
              </table:table-cell>
              <table:table-cell office:value-type="float" office:value="9.378912">
                <text:p>9.378912</text:p>
              </table:table-cell>
              <table:table-cell office:value-type="float" office:value="146.207786">
                <text:p>146.20778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682171">
                <text:p>64.682171</text:p>
              </table:table-cell>
              <table:table-cell office:value-type="float" office:value="0.004355">
                <text:p>0.004355</text:p>
              </table:table-cell>
              <table:table-cell office:value-type="float" office:value="71.890932">
                <text:p>71.890932</text:p>
              </table:table-cell>
              <table:table-cell office:value-type="float" office:value="7.105384">
                <text:p>7.105384</text:p>
              </table:table-cell>
              <table:table-cell office:value-type="float" office:value="143.682842">
                <text:p>143.6828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27cm" svg:height="9.829cm" xlink:href=".." xlink:type="simple" chart:class="chart:line" chart:style-name="ch1">
        <chart:title svg:x="9.033cm" svg:y="0.332cm" chart:style-name="ch2">
          <text:p>AVERAGE (MEAN) Time in SOS____ Functions</text:p>
        </chart:title>
        <chart:subtitle svg:x="8.478cm" svg:y="1.333cm" chart:style-name="ch3">
          <text:p>(Direct-injection into SQLite per/call, 8-core Xeon Workstation</text:p>
        </chart:subtitle>
        <chart:legend chart:legend-position="end" svg:x="23.769cm" svg:y="3.619cm" style:legend-expansion="high" chart:style-name="ch4"/>
        <chart:plot-area chart:style-name="ch5" table:cell-range-address="Sheet2.B1:Sheet2.G33" chart:data-source-has-labels="both" svg:x="1.563cm" svg:y="2.238cm" svg:width="21.654cm" svg:height="6.414cm">
          <chartooo:coordinate-region svg:x="2.184cm" svg:y="2.438cm" svg:width="20.847cm" svg:height="5.567cm"/>
          <chart:axis chart:dimension="x" chart:name="primary-x" chart:style-name="ch6" chartooo:axis-type="auto">
            <chartooo:date-scale/>
            <chart:title svg:x="11.341cm" svg:y="8.848cm" chart:style-name="ch7">
              <text:p># of Instances</text:p>
            </chart:title>
            <chart:categories table:cell-range-address="Sheet2.B2:Sheet2.B33"/>
            <chart:grid chart:style-name="ch8" chart:class="major"/>
          </chart:axis>
          <chart:axis chart:dimension="y" chart:name="primary-y" chart:style-name="ch6">
            <chart:title svg:x="0.451cm" svg:y="6.627cm" chart:style-name="ch9">
              <text:p>Time (Seconds)</text:p>
            </chart:title>
            <chart:grid chart:style-name="ch8" chart:class="major"/>
          </chart:axis>
          <chart:series chart:style-name="ch10" chart:values-cell-range-address="Sheet2.C2:Sheet2.C33" chart:label-cell-address="Sheet2.C1:Sheet2.C1" chart:class="chart:line">
            <chart:data-point chart:repeated="32"/>
          </chart:series>
          <chart:series chart:style-name="ch11" chart:values-cell-range-address="Sheet2.D2:Sheet2.D33" chart:label-cell-address="Sheet2.D1:Sheet2.D1" chart:class="chart:line">
            <chart:data-point chart:repeated="32"/>
          </chart:series>
          <chart:series chart:style-name="ch12" chart:values-cell-range-address="Sheet2.E2:Sheet2.E33" chart:label-cell-address="Sheet2.E1:Sheet2.E1" chart:class="chart:line">
            <chart:data-point chart:repeated="32"/>
          </chart:series>
          <chart:series chart:style-name="ch13" chart:values-cell-range-address="Sheet2.F2:Sheet2.F33" chart:label-cell-address="Sheet2.F1:Sheet2.F1" chart:class="chart:line">
            <chart:data-point chart:repeated="32"/>
          </chart:series>
          <chart:series chart:style-name="ch14" chart:values-cell-range-address="Sheet2.G2:Sheet2.G33" chart:label-cell-address="Sheet2.G1:Sheet2.G1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OS_init</text:p>
                <draw:g>
                  <svg:desc>Sheet2.C1:Sheet2.C1</svg:desc>
                </draw:g>
              </table:table-cell>
              <table:table-cell office:value-type="string">
                <text:p> SOS_pack's</text:p>
                <draw:g>
                  <svg:desc>Sheet2.D1:Sheet2.D1</svg:desc>
                </draw:g>
              </table:table-cell>
              <table:table-cell office:value-type="string">
                <text:p> SOS_announce</text:p>
                <draw:g>
                  <svg:desc>Sheet2.E1:Sheet2.E1</svg:desc>
                </draw:g>
              </table:table-cell>
              <table:table-cell office:value-type="string">
                <text:p> SOS_publish</text:p>
                <draw:g>
                  <svg:desc>Sheet2.F1:Sheet2.F1</svg:desc>
                </draw:g>
              </table:table-cell>
              <table:table-cell office:value-type="string">
                <text:p>TOTAL_so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B2:Sheet2.B33</svg:desc>
                </draw:g>
              </table:table-cell>
              <table:table-cell office:value-type="float" office:value="0.001518">
                <text:p>0.001518</text:p>
                <draw:g>
                  <svg:desc>Sheet2.C2:Sheet2.C33</svg:desc>
                </draw:g>
              </table:table-cell>
              <table:table-cell office:value-type="float" office:value="0.000032">
                <text:p>0.000032</text:p>
                <draw:g>
                  <svg:desc>Sheet2.D2:Sheet2.D33</svg:desc>
                </draw:g>
              </table:table-cell>
              <table:table-cell office:value-type="float" office:value="0.295026">
                <text:p>0.295026</text:p>
                <draw:g>
                  <svg:desc>Sheet2.E2:Sheet2.E33</svg:desc>
                </draw:g>
              </table:table-cell>
              <table:table-cell office:value-type="float" office:value="0.785699">
                <text:p>0.785699</text:p>
                <draw:g>
                  <svg:desc>Sheet2.F2:Sheet2.F33</svg:desc>
                </draw:g>
              </table:table-cell>
              <table:table-cell office:value-type="float" office:value="1.082275">
                <text:p>1.082275</text:p>
                <draw:g>
                  <svg:desc>Sheet2.G2:Sheet2.G3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755">
                <text:p>0.000755</text:p>
              </table:table-cell>
              <table:table-cell office:value-type="float" office:value="0.000021">
                <text:p>0.000021</text:p>
              </table:table-cell>
              <table:table-cell office:value-type="float" office:value="0.385763">
                <text:p>0.385763</text:p>
              </table:table-cell>
              <table:table-cell office:value-type="float" office:value="1.814256">
                <text:p>1.814256</text:p>
              </table:table-cell>
              <table:table-cell office:value-type="float" office:value="2.200795">
                <text:p>2.2007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884">
                <text:p>0.000884</text:p>
              </table:table-cell>
              <table:table-cell office:value-type="float" office:value="0.00003">
                <text:p>0.00003</text:p>
              </table:table-cell>
              <table:table-cell office:value-type="float" office:value="0.498603">
                <text:p>0.498603</text:p>
              </table:table-cell>
              <table:table-cell office:value-type="float" office:value="2.840906">
                <text:p>2.840906</text:p>
              </table:table-cell>
              <table:table-cell office:value-type="float" office:value="3.340423">
                <text:p>3.3404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0048">
                <text:p>0.000048</text:p>
              </table:table-cell>
              <table:table-cell office:value-type="float" office:value="0.694716">
                <text:p>0.694716</text:p>
              </table:table-cell>
              <table:table-cell office:value-type="float" office:value="3.540887">
                <text:p>3.540887</text:p>
              </table:table-cell>
              <table:table-cell office:value-type="float" office:value="4.237376">
                <text:p>4.2373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2355">
                <text:p>0.012355</text:p>
              </table:table-cell>
              <table:table-cell office:value-type="float" office:value="0.000027">
                <text:p>0.000027</text:p>
              </table:table-cell>
              <table:table-cell office:value-type="float" office:value="0.850243">
                <text:p>0.850243</text:p>
              </table:table-cell>
              <table:table-cell office:value-type="float" office:value="4.417592">
                <text:p>4.417592</text:p>
              </table:table-cell>
              <table:table-cell office:value-type="float" office:value="5.280217">
                <text:p>5.2802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541">
                <text:p>0.002541</text:p>
              </table:table-cell>
              <table:table-cell office:value-type="float" office:value="0.000035">
                <text:p>0.000035</text:p>
              </table:table-cell>
              <table:table-cell office:value-type="float" office:value="0.931358">
                <text:p>0.931358</text:p>
              </table:table-cell>
              <table:table-cell office:value-type="float" office:value="5.499354">
                <text:p>5.499354</text:p>
              </table:table-cell>
              <table:table-cell office:value-type="float" office:value="6.433288">
                <text:p>6.4332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2135">
                <text:p>0.012135</text:p>
              </table:table-cell>
              <table:table-cell office:value-type="float" office:value="0.00004">
                <text:p>0.00004</text:p>
              </table:table-cell>
              <table:table-cell office:value-type="float" office:value="2.487437">
                <text:p>2.487437</text:p>
              </table:table-cell>
              <table:table-cell office:value-type="float" office:value="4.8717">
                <text:p>4.8717</text:p>
              </table:table-cell>
              <table:table-cell office:value-type="float" office:value="7.371312">
                <text:p>7.3713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404">
                <text:p>0.020404</text:p>
              </table:table-cell>
              <table:table-cell office:value-type="float" office:value="0.00003">
                <text:p>0.00003</text:p>
              </table:table-cell>
              <table:table-cell office:value-type="float" office:value="3.648977">
                <text:p>3.648977</text:p>
              </table:table-cell>
              <table:table-cell office:value-type="float" office:value="4.826144">
                <text:p>4.826144</text:p>
              </table:table-cell>
              <table:table-cell office:value-type="float" office:value="8.495555">
                <text:p>8.4955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06257">
                <text:p>0.606257</text:p>
              </table:table-cell>
              <table:table-cell office:value-type="float" office:value="0.000022">
                <text:p>0.000022</text:p>
              </table:table-cell>
              <table:table-cell office:value-type="float" office:value="3.80868">
                <text:p>3.80868</text:p>
              </table:table-cell>
              <table:table-cell office:value-type="float" office:value="4.44943">
                <text:p>4.44943</text:p>
              </table:table-cell>
              <table:table-cell office:value-type="float" office:value="8.864389">
                <text:p>8.8643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43302">
                <text:p>2.143302</text:p>
              </table:table-cell>
              <table:table-cell office:value-type="float" office:value="0.000023">
                <text:p>0.000023</text:p>
              </table:table-cell>
              <table:table-cell office:value-type="float" office:value="3.19922">
                <text:p>3.19922</text:p>
              </table:table-cell>
              <table:table-cell office:value-type="float" office:value="4.926804">
                <text:p>4.926804</text:p>
              </table:table-cell>
              <table:table-cell office:value-type="float" office:value="10.269349">
                <text:p>10.26934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88548">
                <text:p>2.288548</text:p>
              </table:table-cell>
              <table:table-cell office:value-type="float" office:value="0.000032">
                <text:p>0.000032</text:p>
              </table:table-cell>
              <table:table-cell office:value-type="float" office:value="3.878706">
                <text:p>3.878706</text:p>
              </table:table-cell>
              <table:table-cell office:value-type="float" office:value="4.544393">
                <text:p>4.544393</text:p>
              </table:table-cell>
              <table:table-cell office:value-type="float" office:value="10.711679">
                <text:p>10.7116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417686">
                <text:p>4.417686</text:p>
              </table:table-cell>
              <table:table-cell office:value-type="float" office:value="0.000022">
                <text:p>0.000022</text:p>
              </table:table-cell>
              <table:table-cell office:value-type="float" office:value="3.993801">
                <text:p>3.993801</text:p>
              </table:table-cell>
              <table:table-cell office:value-type="float" office:value="5.29745">
                <text:p>5.29745</text:p>
              </table:table-cell>
              <table:table-cell office:value-type="float" office:value="13.708959">
                <text:p>13.7089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.122685">
                <text:p>6.122685</text:p>
              </table:table-cell>
              <table:table-cell office:value-type="float" office:value="0.000021">
                <text:p>0.000021</text:p>
              </table:table-cell>
              <table:table-cell office:value-type="float" office:value="4.246384">
                <text:p>4.246384</text:p>
              </table:table-cell>
              <table:table-cell office:value-type="float" office:value="3.918522">
                <text:p>3.918522</text:p>
              </table:table-cell>
              <table:table-cell office:value-type="float" office:value="14.287612">
                <text:p>14.2876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.518584">
                <text:p>7.518584</text:p>
              </table:table-cell>
              <table:table-cell office:value-type="float" office:value="0.000021">
                <text:p>0.000021</text:p>
              </table:table-cell>
              <table:table-cell office:value-type="float" office:value="4.541777">
                <text:p>4.541777</text:p>
              </table:table-cell>
              <table:table-cell office:value-type="float" office:value="6.372066">
                <text:p>6.372066</text:p>
              </table:table-cell>
              <table:table-cell office:value-type="float" office:value="18.432448">
                <text:p>18.4324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134903">
                <text:p>8.134903</text:p>
              </table:table-cell>
              <table:table-cell office:value-type="float" office:value="0.000021">
                <text:p>0.000021</text:p>
              </table:table-cell>
              <table:table-cell office:value-type="float" office:value="1.31145">
                <text:p>1.31145</text:p>
              </table:table-cell>
              <table:table-cell office:value-type="float" office:value="4.484733">
                <text:p>4.484733</text:p>
              </table:table-cell>
              <table:table-cell office:value-type="float" office:value="13.931107">
                <text:p>13.9311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05327">
                <text:p>8.205327</text:p>
              </table:table-cell>
              <table:table-cell office:value-type="float" office:value="0.000021">
                <text:p>0.000021</text:p>
              </table:table-cell>
              <table:table-cell office:value-type="float" office:value="3.32195">
                <text:p>3.32195</text:p>
              </table:table-cell>
              <table:table-cell office:value-type="float" office:value="4.088888">
                <text:p>4.088888</text:p>
              </table:table-cell>
              <table:table-cell office:value-type="float" office:value="15.616186">
                <text:p>15.61618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.554937">
                <text:p>10.554937</text:p>
              </table:table-cell>
              <table:table-cell office:value-type="float" office:value="0.000028">
                <text:p>0.000028</text:p>
              </table:table-cell>
              <table:table-cell office:value-type="float" office:value="1.499864">
                <text:p>1.499864</text:p>
              </table:table-cell>
              <table:table-cell office:value-type="float" office:value="4.290817">
                <text:p>4.290817</text:p>
              </table:table-cell>
              <table:table-cell office:value-type="float" office:value="16.345646">
                <text:p>16.3456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.035198">
                <text:p>11.035198</text:p>
              </table:table-cell>
              <table:table-cell office:value-type="float" office:value="0.000024">
                <text:p>0.000024</text:p>
              </table:table-cell>
              <table:table-cell office:value-type="float" office:value="1.593639">
                <text:p>1.593639</text:p>
              </table:table-cell>
              <table:table-cell office:value-type="float" office:value="4.504954">
                <text:p>4.504954</text:p>
              </table:table-cell>
              <table:table-cell office:value-type="float" office:value="17.133815">
                <text:p>17.1338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.622083">
                <text:p>11.622083</text:p>
              </table:table-cell>
              <table:table-cell office:value-type="float" office:value="0.000023">
                <text:p>0.000023</text:p>
              </table:table-cell>
              <table:table-cell office:value-type="float" office:value="3.271255">
                <text:p>3.271255</text:p>
              </table:table-cell>
              <table:table-cell office:value-type="float" office:value="5.851195">
                <text:p>5.851195</text:p>
              </table:table-cell>
              <table:table-cell office:value-type="float" office:value="20.744556">
                <text:p>20.7445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87179">
                <text:p>12.587179</text:p>
              </table:table-cell>
              <table:table-cell office:value-type="float" office:value="0.000023">
                <text:p>0.000023</text:p>
              </table:table-cell>
              <table:table-cell office:value-type="float" office:value="2.723298">
                <text:p>2.723298</text:p>
              </table:table-cell>
              <table:table-cell office:value-type="float" office:value="3.586092">
                <text:p>3.586092</text:p>
              </table:table-cell>
              <table:table-cell office:value-type="float" office:value="18.896592">
                <text:p>18.89659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.860063">
                <text:p>14.860063</text:p>
              </table:table-cell>
              <table:table-cell office:value-type="float" office:value="0.000021">
                <text:p>0.000021</text:p>
              </table:table-cell>
              <table:table-cell office:value-type="float" office:value="2.375557">
                <text:p>2.375557</text:p>
              </table:table-cell>
              <table:table-cell office:value-type="float" office:value="4.62903">
                <text:p>4.62903</text:p>
              </table:table-cell>
              <table:table-cell office:value-type="float" office:value="21.864671">
                <text:p>21.86467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.347974">
                <text:p>14.347974</text:p>
              </table:table-cell>
              <table:table-cell office:value-type="float" office:value="0.000024">
                <text:p>0.000024</text:p>
              </table:table-cell>
              <table:table-cell office:value-type="float" office:value="5.508273">
                <text:p>5.508273</text:p>
              </table:table-cell>
              <table:table-cell office:value-type="float" office:value="5.599824">
                <text:p>5.599824</text:p>
              </table:table-cell>
              <table:table-cell office:value-type="float" office:value="25.456095">
                <text:p>25.4560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.74129">
                <text:p>16.74129</text:p>
              </table:table-cell>
              <table:table-cell office:value-type="float" office:value="0.000024">
                <text:p>0.000024</text:p>
              </table:table-cell>
              <table:table-cell office:value-type="float" office:value="7.624207">
                <text:p>7.624207</text:p>
              </table:table-cell>
              <table:table-cell office:value-type="float" office:value="5.685963">
                <text:p>5.685963</text:p>
              </table:table-cell>
              <table:table-cell office:value-type="float" office:value="30.051484">
                <text:p>30.0514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.385344">
                <text:p>16.385344</text:p>
              </table:table-cell>
              <table:table-cell office:value-type="float" office:value="0.000022">
                <text:p>0.000022</text:p>
              </table:table-cell>
              <table:table-cell office:value-type="float" office:value="8.462176">
                <text:p>8.462176</text:p>
              </table:table-cell>
              <table:table-cell office:value-type="float" office:value="5.753002">
                <text:p>5.753002</text:p>
              </table:table-cell>
              <table:table-cell office:value-type="float" office:value="30.600544">
                <text:p>30.6005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.210168">
                <text:p>21.210168</text:p>
              </table:table-cell>
              <table:table-cell office:value-type="float" office:value="0.000066">
                <text:p>0.000066</text:p>
              </table:table-cell>
              <table:table-cell office:value-type="float" office:value="2.929481">
                <text:p>2.929481</text:p>
              </table:table-cell>
              <table:table-cell office:value-type="float" office:value="3.573752">
                <text:p>3.573752</text:p>
              </table:table-cell>
              <table:table-cell office:value-type="float" office:value="27.713467">
                <text:p>27.7134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.719285">
                <text:p>18.719285</text:p>
              </table:table-cell>
              <table:table-cell office:value-type="float" office:value="0.000024">
                <text:p>0.000024</text:p>
              </table:table-cell>
              <table:table-cell office:value-type="float" office:value="2.776154">
                <text:p>2.776154</text:p>
              </table:table-cell>
              <table:table-cell office:value-type="float" office:value="4.908992">
                <text:p>4.908992</text:p>
              </table:table-cell>
              <table:table-cell office:value-type="float" office:value="26.404455">
                <text:p>26.40445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.559482">
                <text:p>21.559482</text:p>
              </table:table-cell>
              <table:table-cell office:value-type="float" office:value="0.000044">
                <text:p>0.000044</text:p>
              </table:table-cell>
              <table:table-cell office:value-type="float" office:value="3.616772">
                <text:p>3.616772</text:p>
              </table:table-cell>
              <table:table-cell office:value-type="float" office:value="4.46292">
                <text:p>4.46292</text:p>
              </table:table-cell>
              <table:table-cell office:value-type="float" office:value="29.639218">
                <text:p>29.63921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.038866">
                <text:p>29.038866</text:p>
              </table:table-cell>
              <table:table-cell office:value-type="float" office:value="0.000113">
                <text:p>0.000113</text:p>
              </table:table-cell>
              <table:table-cell office:value-type="float" office:value="4.737872">
                <text:p>4.737872</text:p>
              </table:table-cell>
              <table:table-cell office:value-type="float" office:value="5.22371">
                <text:p>5.22371</text:p>
              </table:table-cell>
              <table:table-cell office:value-type="float" office:value="39.000561">
                <text:p>39.00056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4.469605">
                <text:p>24.469605</text:p>
              </table:table-cell>
              <table:table-cell office:value-type="float" office:value="0.000026">
                <text:p>0.000026</text:p>
              </table:table-cell>
              <table:table-cell office:value-type="float" office:value="3.904973">
                <text:p>3.904973</text:p>
              </table:table-cell>
              <table:table-cell office:value-type="float" office:value="4.70728">
                <text:p>4.70728</text:p>
              </table:table-cell>
              <table:table-cell office:value-type="float" office:value="33.081884">
                <text:p>33.081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.965238">
                <text:p>27.965238</text:p>
              </table:table-cell>
              <table:table-cell office:value-type="float" office:value="0.000022">
                <text:p>0.000022</text:p>
              </table:table-cell>
              <table:table-cell office:value-type="float" office:value="2.448911">
                <text:p>2.448911</text:p>
              </table:table-cell>
              <table:table-cell office:value-type="float" office:value="4.520204">
                <text:p>4.520204</text:p>
              </table:table-cell>
              <table:table-cell office:value-type="float" office:value="34.934375">
                <text:p>34.9343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.941358">
                <text:p>26.941358</text:p>
              </table:table-cell>
              <table:table-cell office:value-type="float" office:value="0.000024">
                <text:p>0.000024</text:p>
              </table:table-cell>
              <table:table-cell office:value-type="float" office:value="6.252815">
                <text:p>6.252815</text:p>
              </table:table-cell>
              <table:table-cell office:value-type="float" office:value="4.944543">
                <text:p>4.944543</text:p>
              </table:table-cell>
              <table:table-cell office:value-type="float" office:value="38.13874">
                <text:p>38.138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18865">
                <text:p>13.118865</text:p>
              </table:table-cell>
              <table:table-cell office:value-type="float" office:value="0.0001">
                <text:p>0.0001</text:p>
              </table:table-cell>
              <table:table-cell office:value-type="float" office:value="18.021572">
                <text:p>18.021572</text:p>
              </table:table-cell>
              <table:table-cell office:value-type="float" office:value="4.077228">
                <text:p>4.077228</text:p>
              </table:table-cell>
              <table:table-cell office:value-type="float" office:value="35.217765">
                <text:p>35.217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